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pecification" style:family="table">
      <style:table-properties style:width="25.695cm" table:align="left"/>
    </style:style>
    <style:style style:name="Specification.A" style:family="table-column">
      <style:table-column-properties style:column-width="1.794cm"/>
    </style:style>
    <style:style style:name="Specification.B" style:family="table-column">
      <style:table-column-properties style:column-width="7.996cm"/>
    </style:style>
    <style:style style:name="Specification.C" style:family="table-column">
      <style:table-column-properties style:column-width="15.905cm"/>
    </style:style>
    <style:style style:name="Specification.A1" style:family="table-cell">
      <style:table-cell-properties fo:padding="0.097cm" fo:border-left="0.05pt solid #000000" fo:border-right="none" fo:border-top="0.05pt solid #000000" fo:border-bottom="0.05pt solid #000000"/>
    </style:style>
    <style:style style:name="Specification.C1" style:family="table-cell">
      <style:table-cell-properties fo:padding="0.097cm" fo:border="0.05pt solid #000000"/>
    </style:style>
    <style:style style:name="Specification.A2" style:family="table-cell">
      <style:table-cell-properties fo:background-color="#99ff66" fo:padding="0.097cm" fo:border-left="0.05pt solid #000000" fo:border-right="none" fo:border-top="none" fo:border-bottom="0.05pt solid #000000">
        <style:background-image/>
      </style:table-cell-properties>
    </style:style>
    <style:style style:name="Specification.C2" style:family="table-cell">
      <style:table-cell-properties fo:background-color="#99ff66" fo:padding="0.097cm" fo:border-left="0.05pt solid #000000" fo:border-right="0.05pt solid #000000" fo:border-top="none" fo:border-bottom="0.05pt solid #000000">
        <style:background-image/>
      </style:table-cell-properties>
    </style:style>
    <style:style style:name="Specification.4" style:family="table-row">
      <style:table-row-properties style:min-row-height="0.744cm"/>
    </style:style>
    <style:style style:name="Specification.A4" style:family="table-cell">
      <style:table-cell-properties fo:padding="0.097cm" fo:border-left="0.05pt solid #000000" fo:border-right="none" fo:border-top="none" fo:border-bottom="0.05pt solid #000000"/>
    </style:style>
    <style:style style:name="Specification.B4" style:family="table-cell">
      <style:table-cell-properties fo:padding="0.097cm" fo:border-left="0.05pt solid #000000" fo:border-right="none" fo:border-top="none" fo:border-bottom="0.05pt solid #000000"/>
    </style:style>
    <style:style style:name="Specification.C4" style:family="table-cell">
      <style:table-cell-properties fo:padding="0.097cm" fo:border-left="0.05pt solid #000000" fo:border-right="0.05pt solid #000000" fo:border-top="none" fo:border-bottom="0.05pt solid #000000"/>
    </style:style>
    <style:style style:name="Specification.A5" style:family="table-cell">
      <style:table-cell-properties fo:padding="0.097cm" fo:border-left="0.05pt solid #000000" fo:border-right="none" fo:border-top="none" fo:border-bottom="0.05pt solid #000000"/>
    </style:style>
    <style:style style:name="Specification.B5" style:family="table-cell">
      <style:table-cell-properties fo:padding="0.097cm" fo:border-left="0.05pt solid #000000" fo:border-right="none" fo:border-top="none" fo:border-bottom="0.05pt solid #000000"/>
    </style:style>
    <style:style style:name="Specification.C5" style:family="table-cell">
      <style:table-cell-properties fo:padding="0.097cm" fo:border-left="0.05pt solid #000000" fo:border-right="0.05pt solid #000000" fo:border-top="none" fo:border-bottom="0.05pt solid #000000"/>
    </style:style>
    <style:style style:name="Specification.A6" style:family="table-cell">
      <style:table-cell-properties fo:padding="0.097cm" fo:border-left="0.05pt solid #000000" fo:border-right="none" fo:border-top="none" fo:border-bottom="0.05pt solid #000000"/>
    </style:style>
    <style:style style:name="Specification.B6" style:family="table-cell">
      <style:table-cell-properties fo:padding="0.097cm" fo:border-left="0.05pt solid #000000" fo:border-right="none" fo:border-top="none" fo:border-bottom="0.05pt solid #000000"/>
    </style:style>
    <style:style style:name="Specification.C6" style:family="table-cell">
      <style:table-cell-properties fo:padding="0.097cm" fo:border-left="0.05pt solid #000000" fo:border-right="0.05pt solid #000000" fo:border-top="none" fo:border-bottom="0.05pt solid #000000"/>
    </style:style>
    <style:style style:name="Specification.A7" style:family="table-cell">
      <style:table-cell-properties fo:background-color="#ffffff" fo:padding="0.097cm" fo:border-left="0.05pt solid #000000" fo:border-right="none" fo:border-top="none" fo:border-bottom="0.05pt solid #000000">
        <style:background-image/>
      </style:table-cell-properties>
    </style:style>
    <style:style style:name="Specification.C7" style:family="table-cell">
      <style:table-cell-properties fo:background-color="#ffffff" fo:padding="0.097cm" fo:border-left="0.05pt solid #000000" fo:border-right="0.05pt solid #000000" fo:border-top="none" fo:border-bottom="0.05pt solid #000000">
        <style:background-image/>
      </style:table-cell-properties>
    </style:style>
    <style:style style:name="Specification.A8" style:family="table-cell">
      <style:table-cell-properties fo:background-color="#ffff00" fo:padding="0.097cm" fo:border-left="0.05pt solid #000000" fo:border-right="none" fo:border-top="none" fo:border-bottom="0.05pt solid #000000">
        <style:background-image/>
      </style:table-cell-properties>
    </style:style>
    <style:style style:name="Specification.C8" style:family="table-cell">
      <style:table-cell-properties fo:background-color="#ffff00" fo:padding="0.097cm" fo:border-left="0.05pt solid #000000" fo:border-right="0.05pt solid #000000" fo:border-top="none" fo:border-bottom="0.05pt solid #000000">
        <style:background-image/>
      </style:table-cell-properties>
    </style:style>
    <style:style style:name="Specification.A11" style:family="table-cell">
      <style:table-cell-properties fo:background-color="transparent" fo:padding="0.097cm" fo:border-left="0.05pt solid #000000" fo:border-right="none" fo:border-top="none" fo:border-bottom="0.05pt solid #000000">
        <style:background-image/>
      </style:table-cell-properties>
    </style:style>
    <style:style style:name="Specification.C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 style:family="table">
      <style:table-properties style:width="27.988cm" fo:margin-left="-1.383cm" table:align="left"/>
    </style:style>
    <style:style style:name="Table1.A" style:family="table-column">
      <style:table-column-properties style:column-width="1.205cm"/>
    </style:style>
    <style:style style:name="Table1.B" style:family="table-column">
      <style:table-column-properties style:column-width="3.293cm"/>
    </style:style>
    <style:style style:name="Table1.C" style:family="table-column">
      <style:table-column-properties style:column-width="9.114cm"/>
    </style:style>
    <style:style style:name="Table1.D" style:family="table-column">
      <style:table-column-properties style:column-width="14.37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
    </style:style>
    <style:style style:name="P2" style:family="paragraph" style:parent-style-name="Standard">
      <style:text-properties fo:font-variant="normal" fo:text-transform="none" fo:color="#000000" style:font-name="monospace" fo:font-size="9.75pt" fo:letter-spacing="normal" fo:font-style="normal" fo:font-weight="normal"/>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70dca3" officeooo:paragraph-rsid="0072e2fa" style:font-size-asian="12pt" style:font-size-complex="12pt"/>
    </style:style>
    <style:style style:name="P5" style:family="paragraph" style:parent-style-name="Standard">
      <style:text-properties officeooo:rsid="0090edd8"/>
    </style:style>
    <style:style style:name="P6" style:family="paragraph" style:parent-style-name="Standard">
      <style:paragraph-properties fo:margin-left="0cm" fo:margin-right="0cm" fo:widows="1" fo:text-indent="0cm" style:auto-text-indent="false"/>
      <style:text-properties fo:font-variant="normal" fo:text-transform="none" fo:color="#000000" style:font-name="monospace" fo:font-size="9.75pt" fo:letter-spacing="normal" fo:font-style="normal" fo:font-weight="normal"/>
    </style:style>
    <style:style style:name="P7" style:family="paragraph" style:parent-style-name="Standard">
      <style:paragraph-properties fo:margin-left="0cm" fo:margin-right="0cm" fo:widows="1" fo:text-indent="0cm" style:auto-text-indent="false"/>
      <style:text-properties fo:font-variant="normal" fo:text-transform="none" fo:color="#000000" style:font-name="monospace" fo:font-size="9.75pt" fo:letter-spacing="normal" fo:font-style="normal" fo:font-weight="normal" officeooo:rsid="00af88d0" officeooo:paragraph-rsid="00af88d0" style:font-style-asian="italic" style:font-weight-asian="bold" style:font-style-complex="italic" style:font-weight-complex="bold"/>
    </style:style>
    <style:style style:name="P8" style:family="paragraph" style:parent-style-name="Table_20_Contents">
      <style:paragraph-properties fo:margin-left="0cm" fo:margin-right="0cm" fo:widows="1" fo:text-indent="0cm" style:auto-text-indent="false"/>
      <style:text-properties fo:font-style="italic" fo:font-weight="bold" officeooo:rsid="00a7b840" officeooo:paragraph-rsid="00a7b840" style:font-style-asian="italic" style:font-weight-asian="bold" style:font-style-complex="italic" style:font-weight-complex="bold"/>
    </style:style>
    <style:style style:name="P9" style:family="paragraph" style:parent-style-name="Table_20_Contents">
      <style:paragraph-properties fo:margin-left="0cm" fo:margin-right="0cm" fo:widows="1" fo:text-indent="0cm" style:auto-text-indent="false"/>
      <style:text-properties fo:font-style="italic" fo:font-weight="bold" officeooo:rsid="00acc64e" officeooo:paragraph-rsid="00acc64e" style:font-style-asian="italic" style:font-weight-asian="bold" style:font-style-complex="italic" style:font-weight-complex="bold"/>
    </style:style>
    <style:style style:name="P10" style:family="paragraph" style:parent-style-name="Table_20_Contents">
      <style:paragraph-properties fo:margin-left="0cm" fo:margin-right="0cm" fo:widows="1" fo:text-indent="0cm" style:auto-text-indent="false"/>
      <style:text-properties fo:font-style="italic" fo:font-weight="bold" officeooo:rsid="00af88d0" officeooo:paragraph-rsid="00af88d0" style:font-style-asian="italic" style:font-weight-asian="bold" style:font-style-complex="italic" style:font-weight-complex="bold"/>
    </style:style>
    <style:style style:name="P11" style:family="paragraph" style:parent-style-name="Table_20_Contents">
      <style:paragraph-properties fo:margin-left="0cm" fo:margin-right="0cm" fo:widows="1" fo:text-indent="0cm" style:auto-text-indent="false"/>
      <style:text-properties fo:font-style="italic" fo:font-weight="normal" officeooo:paragraph-rsid="00a515b5" style:font-style-asian="italic" style:font-weight-asian="normal" style:font-style-complex="italic" style:font-weight-complex="normal"/>
    </style:style>
    <style:style style:name="P12" style:family="paragraph" style:parent-style-name="Table_20_Contents">
      <style:paragraph-properties fo:margin-left="0cm" fo:margin-right="0cm" fo:widows="1" fo:text-indent="0cm" style:auto-text-indent="false"/>
      <style:text-properties fo:font-style="italic" fo:font-weight="normal" officeooo:paragraph-rsid="00a6fbf4" style:font-style-asian="italic" style:font-weight-asian="normal" style:font-style-complex="italic" style:font-weight-complex="normal"/>
    </style:style>
    <style:style style:name="P13" style:family="paragraph" style:parent-style-name="Table_20_Contents">
      <style:paragraph-properties fo:margin-left="0cm" fo:margin-right="0cm" fo:widows="1" fo:text-indent="0cm" style:auto-text-indent="false"/>
      <style:text-properties fo:font-style="italic" fo:font-weight="normal" officeooo:paragraph-rsid="00a7b840" style:font-style-asian="italic" style:font-weight-asian="normal" style:font-style-complex="italic" style:font-weight-complex="normal"/>
    </style:style>
    <style:style style:name="P14" style:family="paragraph" style:parent-style-name="Table_20_Contents">
      <style:paragraph-properties fo:margin-left="0cm" fo:margin-right="0cm" fo:widows="1" fo:text-indent="0cm" style:auto-text-indent="false"/>
      <style:text-properties fo:font-style="italic" style:font-style-asian="italic" style:font-style-complex="italic"/>
    </style:style>
    <style:style style:name="P15" style:family="paragraph" style:parent-style-name="Table_20_Contents">
      <style:paragraph-properties fo:margin-left="0cm" fo:margin-right="0cm" fo:widows="1" fo:text-indent="0cm" style:auto-text-indent="false"/>
      <style:text-properties fo:font-variant="normal" fo:text-transform="none" style:font-name="monospace" fo:font-size="9.75pt" fo:letter-spacing="normal" fo:font-style="italic" fo:font-weight="normal" officeooo:paragraph-rsid="00a515b5" style:font-style-asian="italic" style:font-weight-asian="normal" style:font-style-complex="italic" style:font-weight-complex="normal"/>
    </style:style>
    <style:style style:name="P16" style:family="paragraph" style:parent-style-name="Table_20_Contents">
      <style:paragraph-properties fo:margin-left="0cm" fo:margin-right="0cm" fo:widows="1" fo:text-indent="0cm" style:auto-text-indent="false"/>
      <style:text-properties fo:font-variant="normal" fo:text-transform="none" style:font-name="monospace" fo:font-size="9.75pt" fo:letter-spacing="normal" fo:font-style="italic" fo:font-weight="normal" officeooo:paragraph-rsid="00a6fbf4" style:font-style-asian="italic" style:font-weight-asian="normal" style:font-style-complex="italic" style:font-weight-complex="normal"/>
    </style:style>
    <style:style style:name="P17" style:family="paragraph" style:parent-style-name="Table_20_Contents">
      <style:paragraph-properties fo:margin-left="0cm" fo:margin-right="0cm" fo:widows="1" fo:text-indent="0cm" style:auto-text-indent="false"/>
      <style:text-properties fo:font-variant="normal" fo:text-transform="none" style:font-name="monospace" fo:font-size="9.75pt" fo:letter-spacing="normal" fo:font-style="italic" fo:font-weight="normal" officeooo:paragraph-rsid="00a7b840" style:font-style-asian="italic" style:font-weight-asian="normal" style:font-style-complex="italic" style:font-weight-complex="normal"/>
    </style:style>
    <style:style style:name="P18" style:family="paragraph" style:parent-style-name="Table_20_Contents">
      <style:paragraph-properties fo:margin-left="0cm" fo:margin-right="0cm" fo:widows="1" fo:text-indent="0cm" style:auto-text-indent="false"/>
      <style:text-properties fo:font-variant="normal" fo:text-transform="none" style:font-name="monospace" fo:font-size="9.75pt" fo:letter-spacing="normal" fo:font-style="italic" fo:font-weight="normal" style:font-style-asian="italic" style:font-style-complex="italic"/>
    </style:style>
    <style:style style:name="P19" style:family="paragraph" style:parent-style-name="Table_20_Contents">
      <style:paragraph-properties fo:margin-left="0cm" fo:margin-right="0cm" fo:widows="1" fo:text-indent="0cm" style:auto-text-indent="false"/>
      <style:text-properties fo:font-variant="normal" fo:text-transform="none" style:font-name="monospace" fo:font-size="9.75pt" fo:letter-spacing="normal" fo:font-style="italic" fo:font-weight="bold" officeooo:rsid="00a7b840" officeooo:paragraph-rsid="00a7b840" style:font-style-asian="italic" style:font-weight-asian="bold" style:font-style-complex="italic" style:font-weight-complex="bold"/>
    </style:style>
    <style:style style:name="P20" style:family="paragraph" style:parent-style-name="Table_20_Contents">
      <style:text-properties fo:font-weight="bold" officeooo:rsid="0092b0c0" officeooo:paragraph-rsid="0092b0c0" style:font-weight-asian="bold" style:font-weight-complex="bold"/>
    </style:style>
    <style:style style:name="P21" style:family="paragraph" style:parent-style-name="Table_20_Contents">
      <style:text-properties fo:font-weight="bold" officeooo:rsid="009da469" officeooo:paragraph-rsid="009da469" style:font-weight-asian="bold" style:font-weight-complex="bold"/>
    </style:style>
    <style:style style:name="P22" style:family="paragraph" style:parent-style-name="Table_20_Contents">
      <style:text-properties fo:font-variant="normal" fo:text-transform="none" fo:color="#000000" style:font-name="Liberation Serif" fo:font-size="12pt" fo:letter-spacing="normal" fo:font-style="normal" fo:font-weight="normal" officeooo:rsid="00188071" officeooo:paragraph-rsid="00188071" style:font-size-asian="12pt" style:font-size-complex="12pt"/>
    </style:style>
    <style:style style:name="P23" style:family="paragraph" style:parent-style-name="Table_20_Contents">
      <style:text-properties fo:font-variant="normal" fo:text-transform="none" fo:color="#000000" style:font-name="Liberation Serif" fo:font-size="12pt" fo:letter-spacing="normal" fo:font-style="normal" fo:font-weight="normal" officeooo:rsid="00188071" officeooo:paragraph-rsid="0052b53e" style:font-size-asian="12pt" style:font-size-complex="12pt"/>
    </style:style>
    <style:style style:name="P24" style:family="paragraph" style:parent-style-name="Table_20_Contents">
      <style:text-properties fo:font-variant="normal" fo:text-transform="none" fo:color="#000000" style:font-name="Liberation Serif" fo:font-size="12pt" fo:letter-spacing="normal" fo:font-style="normal" fo:font-weight="normal" officeooo:rsid="00188071" officeooo:paragraph-rsid="00475b72" style:font-size-asian="12pt" style:font-size-complex="12pt"/>
    </style:style>
    <style:style style:name="P25" style:family="paragraph" style:parent-style-name="Table_20_Contents">
      <style:text-properties fo:font-variant="normal" fo:text-transform="none" fo:color="#000000" style:font-name="Liberation Serif" fo:font-size="12pt" fo:letter-spacing="normal" fo:font-style="normal" fo:font-weight="normal" officeooo:rsid="00188071" officeooo:paragraph-rsid="0048f232" style:font-size-asian="12pt" style:font-size-complex="12pt"/>
    </style:style>
    <style:style style:name="P26" style:family="paragraph" style:parent-style-name="Table_20_Contents">
      <style:text-properties fo:font-variant="normal" fo:text-transform="none" fo:color="#000000" style:font-name="Liberation Serif" fo:font-size="12pt" fo:letter-spacing="normal" fo:font-style="normal" fo:font-weight="normal" officeooo:rsid="0058c036" officeooo:paragraph-rsid="0052b53e" style:font-size-asian="12pt" style:font-size-complex="12pt"/>
    </style:style>
    <style:style style:name="P27" style:family="paragraph" style:parent-style-name="Table_20_Contents">
      <style:text-properties fo:font-variant="normal" fo:text-transform="none" fo:color="#000000" style:font-name="Liberation Serif" fo:font-size="12pt" fo:letter-spacing="normal" fo:font-style="normal" fo:font-weight="normal" officeooo:rsid="0070dca3" officeooo:paragraph-rsid="0070dca3" style:font-size-asian="12pt" style:font-size-complex="12pt"/>
    </style:style>
    <style:style style:name="P28" style:family="paragraph" style:parent-style-name="Table_20_Contents">
      <style:text-properties fo:font-variant="normal" fo:text-transform="none" fo:color="#000000" style:font-name="Liberation Serif" fo:font-size="12pt" fo:letter-spacing="normal" fo:font-style="normal" fo:font-weight="normal" officeooo:rsid="00611293" officeooo:paragraph-rsid="00611293" fo:background-color="#6666ff" style:font-size-asian="12pt" style:font-weight-asian="normal" style:font-size-complex="12pt" style:font-weight-complex="normal"/>
    </style:style>
    <style:style style:name="P29" style:family="paragraph" style:parent-style-name="Table_20_Contents">
      <style:text-properties fo:font-variant="normal" fo:text-transform="none" fo:color="#000000" style:font-name="Liberation Serif" fo:font-size="12pt" fo:letter-spacing="normal" fo:font-style="normal" fo:font-weight="bold" officeooo:rsid="00611293" officeooo:paragraph-rsid="00611293" style:font-size-asian="12pt" style:font-weight-asian="bold" style:font-size-complex="12pt" style:font-weight-complex="bold"/>
    </style:style>
    <style:style style:name="P30" style:family="paragraph" style:parent-style-name="Table_20_Contents">
      <style:text-properties fo:font-variant="normal" fo:text-transform="none" style:font-name="Liberation Serif" fo:font-size="12pt" fo:letter-spacing="normal" fo:font-style="normal" fo:font-weight="normal" officeooo:rsid="008245a5" officeooo:paragraph-rsid="008245a5" style:font-size-asian="12pt" style:font-size-complex="12pt"/>
    </style:style>
    <style:style style:name="P31" style:family="paragraph" style:parent-style-name="Table_20_Contents">
      <style:text-properties fo:font-variant="normal" fo:text-transform="none" style:font-name="Liberation Serif" fo:font-size="12pt" fo:letter-spacing="normal" fo:font-style="normal" fo:font-weight="normal" officeooo:paragraph-rsid="00a37fd0" style:font-size-asian="12pt" style:font-weight-asian="normal" style:font-size-complex="12pt" style:font-weight-complex="normal"/>
    </style:style>
    <style:style style:name="P32" style:family="paragraph" style:parent-style-name="Table_20_Contents">
      <style:text-properties fo:font-variant="normal" fo:text-transform="none" style:font-name="Liberation Serif" fo:font-size="12pt" fo:letter-spacing="normal" fo:font-style="italic" fo:font-weight="normal" officeooo:paragraph-rsid="00a37fd0" style:font-size-asian="12pt" style:font-style-asian="italic" style:font-weight-asian="normal" style:font-size-complex="12pt" style:font-style-complex="italic" style:font-weight-complex="normal"/>
    </style:style>
    <style:style style:name="P33" style:family="paragraph" style:parent-style-name="Table_20_Contents">
      <style:text-properties style:font-name="Liberation Serif" fo:font-size="12pt" style:font-size-asian="12pt" style:font-size-complex="12pt"/>
    </style:style>
    <style:style style:name="P34" style:family="paragraph" style:parent-style-name="Table_20_Contents">
      <style:text-properties style:font-name="Liberation Serif" fo:font-size="12pt" officeooo:rsid="0048f232" officeooo:paragraph-rsid="0048f232" style:font-size-asian="12pt" style:font-size-complex="12pt"/>
    </style:style>
    <style:style style:name="P35" style:family="paragraph" style:parent-style-name="Table_20_Contents">
      <style:text-properties style:font-name="Liberation Serif" fo:font-size="12pt" officeooo:rsid="003a63f9" officeooo:paragraph-rsid="003a63f9" style:font-size-asian="12pt" style:font-size-complex="12pt"/>
    </style:style>
    <style:style style:name="P36" style:family="paragraph" style:parent-style-name="Table_20_Contents">
      <style:text-properties style:font-name="Liberation Serif" fo:font-size="12pt" officeooo:rsid="0070dca3" officeooo:paragraph-rsid="0070dca3" style:font-size-asian="12pt" style:font-size-complex="12pt"/>
    </style:style>
    <style:style style:name="P37" style:family="paragraph" style:parent-style-name="Table_20_Contents">
      <style:text-properties style:font-name="Liberation Serif" fo:font-size="12pt" officeooo:rsid="0023dd13" officeooo:paragraph-rsid="0023dd13" style:font-size-asian="12pt" style:font-size-complex="12pt"/>
    </style:style>
    <style:style style:name="P38" style:family="paragraph" style:parent-style-name="Table_20_Contents">
      <style:text-properties style:font-name="Liberation Serif" fo:font-size="12pt" officeooo:rsid="0009c8a0" officeooo:paragraph-rsid="0009c8a0" style:font-size-asian="12pt" style:font-size-complex="12pt"/>
    </style:style>
    <style:style style:name="P39" style:family="paragraph" style:parent-style-name="Table_20_Contents">
      <style:text-properties style:font-name="Liberation Serif" fo:font-size="12pt" officeooo:rsid="003ff1c7" officeooo:paragraph-rsid="003ff1c7" style:font-size-asian="12pt" style:font-size-complex="12pt"/>
    </style:style>
    <style:style style:name="P40" style:family="paragraph" style:parent-style-name="Table_20_Contents">
      <style:text-properties style:font-name="Liberation Serif" fo:font-size="12pt" officeooo:rsid="00254716" officeooo:paragraph-rsid="00254716" style:font-size-asian="12pt" style:font-size-complex="12pt"/>
    </style:style>
    <style:style style:name="P41" style:family="paragraph" style:parent-style-name="Table_20_Contents">
      <style:text-properties style:font-name="Liberation Serif" fo:font-size="12pt" officeooo:rsid="000a2d28" officeooo:paragraph-rsid="000a2d28" style:font-size-asian="12pt" style:font-size-complex="12pt"/>
    </style:style>
    <style:style style:name="P42" style:family="paragraph" style:parent-style-name="Table_20_Contents">
      <style:text-properties style:font-name="Liberation Serif" fo:font-size="12pt" officeooo:rsid="006ee404" officeooo:paragraph-rsid="006ee404" style:font-size-asian="12pt" style:font-size-complex="12pt"/>
    </style:style>
    <style:style style:name="P43" style:family="paragraph" style:parent-style-name="Table_20_Contents">
      <style:text-properties style:font-name="Liberation Serif" fo:font-size="12pt" officeooo:rsid="0026b16e" officeooo:paragraph-rsid="0026b16e" style:font-size-asian="12pt" style:font-size-complex="12pt"/>
    </style:style>
    <style:style style:name="P44" style:family="paragraph" style:parent-style-name="Table_20_Contents">
      <style:text-properties style:font-name="Liberation Serif" fo:font-size="12pt" officeooo:rsid="0026b16e" officeooo:paragraph-rsid="0027ec38" style:font-size-asian="12pt" style:font-size-complex="12pt"/>
    </style:style>
    <style:style style:name="P45" style:family="paragraph" style:parent-style-name="Table_20_Contents">
      <style:text-properties style:font-name="Liberation Serif" fo:font-size="12pt" officeooo:rsid="006d62bf" officeooo:paragraph-rsid="006d62bf" style:font-size-asian="12pt" style:font-size-complex="12pt"/>
    </style:style>
    <style:style style:name="P46" style:family="paragraph" style:parent-style-name="Table_20_Contents">
      <style:text-properties style:font-name="Liberation Serif" fo:font-size="12pt" officeooo:rsid="007aa72d" officeooo:paragraph-rsid="007aa72d" style:font-size-asian="12pt" style:font-size-complex="12pt"/>
    </style:style>
    <style:style style:name="P47" style:family="paragraph" style:parent-style-name="Table_20_Contents">
      <style:text-properties style:font-name="Liberation Serif" fo:font-size="12pt" officeooo:rsid="00753656" officeooo:paragraph-rsid="0027ec38" style:font-size-asian="12pt" style:font-size-complex="12pt"/>
    </style:style>
    <style:style style:name="P48" style:family="paragraph" style:parent-style-name="Table_20_Contents">
      <style:text-properties style:font-name="Liberation Serif" fo:font-size="12pt" officeooo:rsid="007dc627" officeooo:paragraph-rsid="007dc627" style:font-size-asian="12pt" style:font-size-complex="12pt"/>
    </style:style>
    <style:style style:name="P49" style:family="paragraph" style:parent-style-name="Table_20_Contents">
      <style:text-properties style:font-name="Liberation Serif" fo:font-size="12pt" officeooo:paragraph-rsid="00405b6c" style:font-size-asian="12pt" style:font-size-complex="12pt"/>
    </style:style>
    <style:style style:name="P50" style:family="paragraph" style:parent-style-name="Table_20_Contents">
      <style:text-properties style:font-name="Liberation Serif" fo:font-size="12pt" officeooo:rsid="0027ec38" officeooo:paragraph-rsid="0027ec38" style:font-size-asian="12pt" style:font-size-complex="12pt"/>
    </style:style>
    <style:style style:name="P51" style:family="paragraph" style:parent-style-name="Table_20_Contents">
      <style:text-properties style:font-name="Liberation Serif" fo:font-size="12pt" officeooo:rsid="002a72ba" officeooo:paragraph-rsid="002c799c" style:font-size-asian="12pt" style:font-size-complex="12pt"/>
    </style:style>
    <style:style style:name="P52" style:family="paragraph" style:parent-style-name="Table_20_Contents">
      <style:text-properties style:font-name="Liberation Serif" fo:font-size="12pt" officeooo:rsid="003f485d" officeooo:paragraph-rsid="003f485d" style:font-size-asian="12pt" style:font-size-complex="12pt"/>
    </style:style>
    <style:style style:name="P53" style:family="paragraph" style:parent-style-name="Table_20_Contents">
      <style:text-properties style:font-name="Liberation Serif" fo:font-size="12pt" officeooo:rsid="003f55db" officeooo:paragraph-rsid="003f55db" style:font-size-asian="12pt" style:font-size-complex="12pt"/>
    </style:style>
    <style:style style:name="P54" style:family="paragraph" style:parent-style-name="Table_20_Contents">
      <style:text-properties style:font-name="Liberation Serif" fo:font-size="12pt" officeooo:rsid="00812fa9" officeooo:paragraph-rsid="00812fa9" style:font-size-asian="12pt" style:font-size-complex="12pt"/>
    </style:style>
    <style:style style:name="P55" style:family="paragraph" style:parent-style-name="Table_20_Contents">
      <style:text-properties style:font-name="Liberation Serif" fo:font-size="12pt" officeooo:rsid="000a3df4" officeooo:paragraph-rsid="000a3df4" style:font-size-asian="12pt" style:font-size-complex="12pt"/>
    </style:style>
    <style:style style:name="P56" style:family="paragraph" style:parent-style-name="Table_20_Contents">
      <style:text-properties style:font-name="Liberation Serif" fo:font-size="12pt" officeooo:rsid="000c37a3" officeooo:paragraph-rsid="000c37a3" style:font-size-asian="12pt" style:font-size-complex="12pt"/>
    </style:style>
    <style:style style:name="P57" style:family="paragraph" style:parent-style-name="Table_20_Contents">
      <style:text-properties style:font-name="Liberation Serif" fo:font-size="12pt" officeooo:rsid="0087a999" officeooo:paragraph-rsid="0087a999" style:font-size-asian="12pt" style:font-size-complex="12pt"/>
    </style:style>
    <style:style style:name="P58" style:family="paragraph" style:parent-style-name="Table_20_Contents">
      <style:text-properties style:font-name="Liberation Serif" fo:font-size="12pt" officeooo:rsid="00188071" officeooo:paragraph-rsid="00188071" style:font-size-asian="12pt" style:font-size-complex="12pt"/>
    </style:style>
    <style:style style:name="P59" style:family="paragraph" style:parent-style-name="Table_20_Contents">
      <style:text-properties style:font-name="Liberation Serif" fo:font-size="12pt" officeooo:rsid="004194ff" officeooo:paragraph-rsid="004194ff" style:font-size-asian="12pt" style:font-size-complex="12pt"/>
    </style:style>
    <style:style style:name="P60" style:family="paragraph" style:parent-style-name="Table_20_Contents">
      <style:text-properties style:font-name="Liberation Serif" fo:font-size="12pt" officeooo:rsid="008353f2" officeooo:paragraph-rsid="008353f2" style:font-size-asian="12pt" style:font-size-complex="12pt"/>
    </style:style>
    <style:style style:name="P61" style:family="paragraph" style:parent-style-name="Table_20_Contents">
      <style:text-properties style:font-name="Liberation Serif" fo:font-size="12pt" officeooo:paragraph-rsid="0052b53e" style:font-size-asian="12pt" style:font-size-complex="12pt"/>
    </style:style>
    <style:style style:name="P62" style:family="paragraph" style:parent-style-name="Table_20_Contents">
      <style:text-properties style:font-name="Liberation Serif" fo:font-size="12pt" officeooo:rsid="008245a5" officeooo:paragraph-rsid="008245a5" style:font-size-asian="12pt" style:font-size-complex="12pt"/>
    </style:style>
    <style:style style:name="P63" style:family="paragraph" style:parent-style-name="Table_20_Contents">
      <style:text-properties style:font-name="Liberation Serif" fo:font-size="12pt" officeooo:rsid="0064dcdd" officeooo:paragraph-rsid="0064dcdd" style:font-size-asian="12pt" style:font-size-complex="12pt"/>
    </style:style>
    <style:style style:name="P64" style:family="paragraph" style:parent-style-name="Table_20_Contents">
      <style:text-properties style:font-name="Liberation Serif" fo:font-size="12pt" officeooo:rsid="006899bd" officeooo:paragraph-rsid="006899bd" style:font-size-asian="12pt" style:font-size-complex="12pt"/>
    </style:style>
    <style:style style:name="P65" style:family="paragraph" style:parent-style-name="Table_20_Contents">
      <style:text-properties style:font-name="Liberation Serif" fo:font-size="12pt" officeooo:rsid="006a345e" officeooo:paragraph-rsid="006a345e" style:font-size-asian="12pt" style:font-size-complex="12pt"/>
    </style:style>
    <style:style style:name="P66" style:family="paragraph" style:parent-style-name="Table_20_Contents">
      <style:text-properties style:font-name="Liberation Serif" fo:font-size="12pt" fo:font-weight="bold" style:font-size-asian="12pt" style:font-weight-asian="bold" style:font-size-complex="12pt" style:font-weight-complex="bold"/>
    </style:style>
    <style:style style:name="P67" style:family="paragraph" style:parent-style-name="Table_20_Contents">
      <style:text-properties style:font-name="Liberation Serif" fo:font-size="12pt" fo:font-weight="bold" officeooo:rsid="0007d200" officeooo:paragraph-rsid="0007d200" style:font-size-asian="12pt" style:font-weight-asian="bold" style:font-size-complex="12pt" style:font-weight-complex="bold"/>
    </style:style>
    <style:style style:name="P68" style:family="paragraph" style:parent-style-name="Table_20_Contents">
      <style:text-properties style:font-name="Liberation Serif" fo:font-size="12pt" fo:font-weight="bold" officeooo:rsid="0060ba98" officeooo:paragraph-rsid="0060ba98" style:font-size-asian="12pt" style:font-weight-asian="bold" style:font-size-complex="12pt" style:font-weight-complex="bold"/>
    </style:style>
    <style:style style:name="P69" style:family="paragraph" style:parent-style-name="Table_20_Contents">
      <style:text-properties style:font-name="Liberation Serif" fo:font-size="12pt" fo:font-weight="bold" officeooo:rsid="0068c877" officeooo:paragraph-rsid="0068c877" style:font-size-asian="12pt" style:font-weight-asian="bold" style:font-size-complex="12pt" style:font-weight-complex="bold"/>
    </style:style>
    <style:style style:name="P70" style:family="paragraph" style:parent-style-name="Table_20_Contents">
      <style:text-properties style:font-name="Liberation Serif" fo:font-size="12pt" fo:font-weight="bold" officeooo:rsid="006ee404" officeooo:paragraph-rsid="006ee404" style:font-size-asian="12pt" style:font-weight-asian="bold" style:font-size-complex="12pt" style:font-weight-complex="bold"/>
    </style:style>
    <style:style style:name="P71" style:family="paragraph" style:parent-style-name="Table_20_Contents">
      <style:text-properties style:font-name="Liberation Serif" fo:font-size="12pt" officeooo:rsid="003f55db" officeooo:paragraph-rsid="003f55db" fo:background-color="#6666ff" style:font-size-asian="12pt" style:font-size-complex="12pt"/>
    </style:style>
    <style:style style:name="P72" style:family="paragraph" style:parent-style-name="Table_20_Contents">
      <style:text-properties style:font-name="Liberation Serif" fo:font-size="12pt" officeooo:rsid="003a63f9" officeooo:paragraph-rsid="003a63f9" fo:background-color="#6666ff" style:font-size-asian="12pt" style:font-size-complex="12pt"/>
    </style:style>
    <style:style style:name="P73" style:family="paragraph" style:parent-style-name="Table_20_Contents">
      <style:text-properties style:font-name="Liberation Serif" fo:font-size="12pt" officeooo:rsid="0072e2fa" officeooo:paragraph-rsid="0072e2fa" fo:background-color="#6666ff" style:font-size-asian="12pt" style:font-size-complex="12pt"/>
    </style:style>
    <style:style style:name="P74" style:family="paragraph" style:parent-style-name="Table_20_Contents">
      <style:text-properties style:font-name="Liberation Serif" fo:font-size="12pt" officeooo:rsid="0072e2fa" officeooo:paragraph-rsid="006a345e" fo:background-color="#6666ff" style:font-size-asian="12pt" style:font-size-complex="12pt"/>
    </style:style>
    <style:style style:name="P75" style:family="paragraph" style:parent-style-name="Table_20_Contents">
      <style:text-properties style:font-name="Liberation Serif" fo:font-size="12pt" officeooo:paragraph-rsid="0070dca3" fo:background-color="#6666ff" style:font-size-asian="12pt" style:font-size-complex="12pt"/>
    </style:style>
    <style:style style:name="P76" style:family="paragraph" style:parent-style-name="Table_20_Contents">
      <style:text-properties style:font-name="Liberation Serif" fo:font-size="12pt" fo:font-weight="normal" officeooo:rsid="004b1e30" officeooo:paragraph-rsid="003a63f9" style:font-size-asian="12pt" style:font-weight-asian="normal" style:font-size-complex="12pt" style:font-weight-complex="normal"/>
    </style:style>
    <style:style style:name="P77" style:family="paragraph" style:parent-style-name="Table_20_Contents">
      <style:text-properties style:font-name="Liberation Serif" fo:font-size="12pt" fo:font-weight="normal" officeooo:rsid="003a63f9" officeooo:paragraph-rsid="003a63f9" style:font-size-asian="12pt" style:font-weight-asian="normal" style:font-size-complex="12pt" style:font-weight-complex="normal"/>
    </style:style>
    <style:style style:name="P78" style:family="paragraph" style:parent-style-name="Table_20_Contents">
      <style:text-properties style:font-name="Liberation Serif" fo:font-size="12pt" fo:font-weight="normal" officeooo:rsid="0068c877" officeooo:paragraph-rsid="0068c877" style:font-size-asian="12pt" style:font-weight-asian="normal" style:font-size-complex="12pt" style:font-weight-complex="normal"/>
    </style:style>
    <style:style style:name="P79" style:family="paragraph" style:parent-style-name="Table_20_Contents">
      <style:text-properties style:font-name="Liberation Serif" fo:font-size="12pt" fo:font-weight="normal" officeooo:rsid="0068c877" officeooo:paragraph-rsid="006a345e" style:font-size-asian="12pt" style:font-weight-asian="normal" style:font-size-complex="12pt" style:font-weight-complex="normal"/>
    </style:style>
    <style:style style:name="P80" style:family="paragraph" style:parent-style-name="Table_20_Contents">
      <style:text-properties style:font-name="Liberation Serif" fo:font-size="12pt" fo:font-style="italic" fo:font-weight="bold" officeooo:rsid="0068c877" officeooo:paragraph-rsid="0068c877" style:font-size-asian="12pt" style:font-style-asian="italic" style:font-weight-asian="bold" style:font-size-complex="12pt" style:font-style-complex="italic" style:font-weight-complex="bold"/>
    </style:style>
    <style:style style:name="P81" style:family="paragraph" style:parent-style-name="Table_20_Contents">
      <style:text-properties style:font-name="Liberation Serif" fo:font-size="12pt" fo:font-style="italic" fo:font-weight="bold" officeooo:paragraph-rsid="00a37fd0" style:font-size-asian="12pt" style:font-style-asian="italic" style:font-weight-asian="bold" style:font-size-complex="12pt" style:font-style-complex="italic" style:font-weight-complex="bold"/>
    </style:style>
    <style:style style:name="P82" style:family="paragraph" style:parent-style-name="Table_20_Contents">
      <style:text-properties style:font-name="Liberation Serif" fo:font-size="12pt" fo:font-style="italic" fo:font-weight="bold" officeooo:paragraph-rsid="00abb964" style:font-size-asian="12pt" style:font-style-asian="italic" style:font-weight-asian="bold" style:font-size-complex="12pt" style:font-style-complex="italic" style:font-weight-complex="bold"/>
    </style:style>
    <style:style style:name="P83" style:family="paragraph" style:parent-style-name="Table_20_Contents">
      <style:text-properties officeooo:rsid="0092b0c0" officeooo:paragraph-rsid="0092b0c0"/>
    </style:style>
    <style:style style:name="P84" style:family="paragraph" style:parent-style-name="Table_20_Contents">
      <style:text-properties officeooo:rsid="0092ef17" officeooo:paragraph-rsid="0092ef17"/>
    </style:style>
    <style:style style:name="P85" style:family="paragraph" style:parent-style-name="Table_20_Contents">
      <style:text-properties officeooo:rsid="0095e5b9" officeooo:paragraph-rsid="0095e5b9"/>
    </style:style>
    <style:style style:name="P86" style:family="paragraph" style:parent-style-name="Table_20_Contents">
      <style:text-properties officeooo:rsid="00972de6" officeooo:paragraph-rsid="00972de6"/>
    </style:style>
    <style:style style:name="P87" style:family="paragraph" style:parent-style-name="Table_20_Contents">
      <style:text-properties officeooo:rsid="00988c11" officeooo:paragraph-rsid="00988c11"/>
    </style:style>
    <style:style style:name="P88" style:family="paragraph" style:parent-style-name="Table_20_Contents">
      <style:text-properties officeooo:rsid="0099b965" officeooo:paragraph-rsid="0099b965"/>
    </style:style>
    <style:style style:name="P89" style:family="paragraph" style:parent-style-name="Table_20_Contents">
      <style:text-properties officeooo:rsid="009a8a4e" officeooo:paragraph-rsid="009a8a4e"/>
    </style:style>
    <style:style style:name="P90" style:family="paragraph" style:parent-style-name="Table_20_Contents">
      <style:text-properties officeooo:rsid="009cb305" officeooo:paragraph-rsid="009cb305"/>
    </style:style>
    <style:style style:name="P91" style:family="paragraph" style:parent-style-name="Table_20_Contents">
      <style:text-properties officeooo:rsid="00a931a5" officeooo:paragraph-rsid="00a931a5"/>
    </style:style>
    <style:style style:name="P92" style:family="paragraph" style:parent-style-name="Table_20_Contents">
      <style:text-properties officeooo:rsid="00ab1de1" officeooo:paragraph-rsid="00ab1de1"/>
    </style:style>
    <style:style style:name="P93" style:family="paragraph" style:parent-style-name="Table_20_Contents">
      <style:text-properties officeooo:rsid="00ac3cca" officeooo:paragraph-rsid="00ac3cca"/>
    </style:style>
    <style:style style:name="P94" style:family="paragraph" style:parent-style-name="Table_20_Contents">
      <style:text-properties officeooo:rsid="00ac3cca" officeooo:paragraph-rsid="00aed40f"/>
    </style:style>
    <style:style style:name="P95" style:family="paragraph" style:parent-style-name="Table_20_Contents">
      <style:text-properties officeooo:rsid="00aeaa47" officeooo:paragraph-rsid="00aeaa47"/>
    </style:style>
    <style:style style:name="P96" style:family="paragraph" style:parent-style-name="Table_20_Contents">
      <style:text-properties fo:color="#ff3333" style:font-name="Liberation Serif" fo:font-size="12pt" officeooo:rsid="007dc627" officeooo:paragraph-rsid="007dc627" style:font-size-asian="12pt" style:font-size-complex="12pt"/>
    </style:style>
    <style:style style:name="P97" style:family="paragraph" style:parent-style-name="Table_20_Contents">
      <style:text-properties officeooo:rsid="009f2141" officeooo:paragraph-rsid="009f2141"/>
    </style:style>
    <style:style style:name="P98" style:family="paragraph" style:parent-style-name="Table_20_Contents">
      <style:paragraph-properties fo:background-color="#ffffff">
        <style:background-image/>
      </style:paragraph-properties>
      <style:text-properties style:font-name="Liberation Serif" fo:font-size="12pt" officeooo:rsid="003f485d" officeooo:paragraph-rsid="003f485d" fo:background-color="transparent" style:font-size-asian="12pt" style:font-size-complex="12pt"/>
    </style:style>
    <style:style style:name="P99" style:family="paragraph" style:parent-style-name="Table_20_Contents">
      <style:paragraph-properties fo:background-color="#ffffff">
        <style:background-image/>
      </style:paragraph-properties>
      <style:text-properties style:font-name="Liberation Serif" fo:font-size="12pt" officeooo:rsid="00405b6c" officeooo:paragraph-rsid="00405b6c" fo:background-color="transparent" style:font-size-asian="12pt" style:font-size-complex="12pt"/>
    </style:style>
    <style:style style:name="P100" style:family="paragraph" style:parent-style-name="Table_20_Contents">
      <style:paragraph-properties fo:background-color="#ffffff">
        <style:background-image/>
      </style:paragraph-properties>
      <style:text-properties style:font-name="Liberation Serif" fo:font-size="12pt" officeooo:rsid="003a63f9" officeooo:paragraph-rsid="003a63f9" style:font-size-asian="12pt" style:font-size-complex="12pt"/>
    </style:style>
    <style:style style:name="P101" style:family="paragraph" style:parent-style-name="Table_20_Contents" style:list-style-name="L1">
      <style:text-properties style:font-name="Liberation Serif" fo:font-size="12pt" officeooo:rsid="00753656" officeooo:paragraph-rsid="007aa72d" style:font-size-asian="12pt" style:font-size-complex="12pt"/>
    </style:style>
    <style:style style:name="P102" style:family="paragraph" style:parent-style-name="Table_20_Contents" style:list-style-name="L1">
      <style:text-properties style:font-name="Liberation Serif" fo:font-size="12pt" officeooo:rsid="00753656" officeooo:paragraph-rsid="00753656" style:font-size-asian="12pt" style:font-size-complex="12pt"/>
    </style:style>
    <style:style style:name="P103" style:family="paragraph" style:parent-style-name="Table_20_Contents" style:list-style-name="L4">
      <style:text-properties style:font-name="Liberation Serif" fo:font-size="12pt" officeooo:rsid="00753656" officeooo:paragraph-rsid="008353f2" style:font-size-asian="12pt" style:font-size-complex="12pt"/>
    </style:style>
    <style:style style:name="P104" style:family="paragraph" style:parent-style-name="Table_20_Contents" style:list-style-name="L1">
      <style:text-properties style:font-name="Liberation Serif" fo:font-size="12pt" officeooo:rsid="007aa72d" officeooo:paragraph-rsid="007aa72d" style:font-size-asian="12pt" style:font-size-complex="12pt"/>
    </style:style>
    <style:style style:name="P105" style:family="paragraph" style:parent-style-name="Table_20_Contents" style:list-style-name="L4">
      <style:text-properties style:font-name="Liberation Serif" fo:font-size="12pt" officeooo:rsid="007aa72d" officeooo:paragraph-rsid="008353f2" style:font-size-asian="12pt" style:font-size-complex="12pt"/>
    </style:style>
    <style:style style:name="P106" style:family="paragraph" style:parent-style-name="Table_20_Contents" style:list-style-name="L1">
      <style:text-properties style:font-name="Liberation Serif" fo:font-size="12pt" officeooo:rsid="007f9c6e" officeooo:paragraph-rsid="007f9c6e" style:font-size-asian="12pt" style:font-size-complex="12pt"/>
    </style:style>
    <style:style style:name="P107" style:family="paragraph" style:parent-style-name="Table_20_Contents" style:list-style-name="L4">
      <style:text-properties style:font-name="Liberation Serif" fo:font-size="12pt" officeooo:rsid="007f9c6e" officeooo:paragraph-rsid="008353f2" style:font-size-asian="12pt" style:font-size-complex="12pt"/>
    </style:style>
    <style:style style:name="P108" style:family="paragraph" style:parent-style-name="Table_20_Contents" style:list-style-name="L2">
      <style:text-properties style:font-name="Liberation Serif" fo:font-size="12pt" officeooo:rsid="002c799c" officeooo:paragraph-rsid="0088cc43" style:font-size-asian="12pt" style:font-size-complex="12pt"/>
    </style:style>
    <style:style style:name="P109" style:family="paragraph" style:parent-style-name="Table_20_Contents" style:list-style-name="L2">
      <style:text-properties style:font-name="Liberation Serif" fo:font-size="12pt" officeooo:rsid="002c799c" officeooo:paragraph-rsid="002c799c" style:font-size-asian="12pt" style:font-size-complex="12pt"/>
    </style:style>
    <style:style style:name="P110" style:family="paragraph" style:parent-style-name="Table_20_Contents" style:list-style-name="L3">
      <style:text-properties style:font-name="Liberation Serif" fo:font-size="12pt" officeooo:rsid="000c37a3" officeooo:paragraph-rsid="000c37a3" style:font-size-asian="12pt" style:font-size-complex="12pt"/>
    </style:style>
    <style:style style:name="P111" style:family="paragraph" style:parent-style-name="Table_20_Contents" style:list-style-name="L4">
      <style:text-properties style:font-name="Liberation Serif" fo:font-size="12pt" officeooo:rsid="008353f2" officeooo:paragraph-rsid="008353f2" style:font-size-asian="12pt" style:font-size-complex="12pt"/>
    </style:style>
    <style:style style:name="P112" style:family="paragraph" style:parent-style-name="Table_20_Contents" style:list-style-name="L5">
      <style:text-properties style:font-name="Liberation Serif" fo:font-size="12pt" officeooo:paragraph-rsid="0060ba98" style:font-size-asian="12pt" style:font-size-complex="12pt"/>
    </style:style>
    <style:style style:name="P113" style:family="paragraph" style:parent-style-name="Table_20_Contents" style:list-style-name="L7">
      <style:text-properties style:font-name="Liberation Serif" fo:font-size="12pt" officeooo:paragraph-rsid="00475b72" style:font-size-asian="12pt" style:font-size-complex="12pt"/>
    </style:style>
    <style:style style:name="P114" style:family="paragraph" style:parent-style-name="Table_20_Contents" style:list-style-name="L7">
      <style:text-properties style:font-name="Liberation Serif" fo:font-size="12pt" officeooo:rsid="008cc2e7" officeooo:paragraph-rsid="008cc2e7" style:font-size-asian="12pt" style:font-size-complex="12pt"/>
    </style:style>
    <style:style style:name="P115" style:family="paragraph" style:parent-style-name="Table_20_Contents" style:list-style-name="L8">
      <style:text-properties style:font-name="Liberation Serif" fo:font-size="12pt" officeooo:paragraph-rsid="0048f232" style:font-size-asian="12pt" style:font-size-complex="12pt"/>
    </style:style>
    <style:style style:name="P116" style:family="paragraph" style:parent-style-name="Table_20_Contents" style:list-style-name="L5">
      <style:text-properties fo:font-variant="normal" fo:text-transform="none" fo:color="#000000" style:font-name="Liberation Serif" fo:font-size="12pt" fo:letter-spacing="normal" fo:font-style="normal" fo:font-weight="bold" officeooo:rsid="005835d3" officeooo:paragraph-rsid="005f144d" style:font-size-asian="12pt" style:font-weight-asian="bold" style:font-size-complex="12pt" style:font-weight-complex="bold"/>
    </style:style>
    <style:style style:name="P117" style:family="paragraph" style:parent-style-name="Table_20_Contents" style:list-style-name="L6">
      <style:text-properties fo:font-variant="normal" fo:text-transform="none" fo:color="#000000" style:font-name="Liberation Serif" fo:font-size="12pt" fo:letter-spacing="normal" fo:font-style="normal" fo:font-weight="bold" officeooo:rsid="00611293" officeooo:paragraph-rsid="00611293" style:font-size-asian="12pt" style:font-weight-asian="bold" style:font-size-complex="12pt" style:font-weight-complex="bold"/>
    </style:style>
    <style:style style:name="P118" style:family="paragraph" style:parent-style-name="Table_20_Contents" style:list-style-name="L6">
      <style:text-properties fo:font-variant="normal" fo:text-transform="none" fo:color="#000000" style:font-name="Liberation Serif" fo:font-size="12pt" fo:letter-spacing="normal" fo:font-style="normal" fo:font-weight="bold" officeooo:rsid="006241cb" officeooo:paragraph-rsid="006241cb" style:font-size-asian="12pt" style:font-weight-asian="bold" style:font-size-complex="12pt" style:font-weight-complex="bold"/>
    </style:style>
    <style:style style:name="P119" style:family="paragraph" style:parent-style-name="Table_20_Contents">
      <style:text-properties fo:font-weight="bold" officeooo:paragraph-rsid="00b14324"/>
    </style:style>
    <style:style style:name="T1" style:family="text">
      <style:text-properties officeooo:rsid="0007d200"/>
    </style:style>
    <style:style style:name="T2" style:family="text">
      <style:text-properties officeooo:rsid="0020ec68"/>
    </style:style>
    <style:style style:name="T3" style:family="text">
      <style:text-properties officeooo:rsid="002ac0fa"/>
    </style:style>
    <style:style style:name="T4" style:family="text">
      <style:text-properties officeooo:rsid="002c799c"/>
    </style:style>
    <style:style style:name="T5" style:family="text">
      <style:text-properties officeooo:rsid="0046f72c"/>
    </style:style>
    <style:style style:name="T6" style:family="text">
      <style:text-properties fo:font-variant="normal" fo:text-transform="none" fo:color="#000000" style:font-name="monospace" fo:font-size="9.75pt" fo:letter-spacing="normal" fo:font-style="normal"/>
    </style:style>
    <style:style style:name="T7" style:family="text">
      <style:text-properties fo:font-variant="normal" fo:text-transform="none" fo:color="#000000" style:font-name="monospace" fo:font-size="9.75pt" fo:letter-spacing="normal" fo:font-style="normal" fo:font-weight="normal"/>
    </style:style>
    <style:style style:name="T8" style:family="text">
      <style:text-properties fo:font-variant="normal" fo:text-transform="none" fo:color="#000000" style:font-name="monospace" fo:font-size="9.75pt" fo:letter-spacing="normal" fo:font-weight="bold" style:font-weight-asian="bold" style:font-weight-complex="bold"/>
    </style:style>
    <style:style style:name="T9" style:family="text">
      <style:text-properties fo:font-variant="normal" fo:text-transform="none" fo:color="#000000" style:font-name="monospace" fo:font-size="9.75pt" fo:letter-spacing="normal" fo:font-weight="bold" officeooo:rsid="00a7b840" style:font-weight-asian="bold" style:font-weight-complex="bold"/>
    </style:style>
    <style:style style:name="T10" style:family="text">
      <style:text-properties fo:font-variant="normal" fo:text-transform="none" fo:color="#000000" fo:letter-spacing="normal"/>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fo:letter-spacing="normal" fo:font-style="normal" fo:font-weight="normal" officeooo:rsid="0052b53e"/>
    </style:style>
    <style:style style:name="T13" style:family="text">
      <style:text-properties fo:font-variant="normal" fo:text-transform="none" fo:color="#000000" fo:letter-spacing="normal" fo:font-style="normal" fo:font-weight="normal" officeooo:rsid="00188071"/>
    </style:style>
    <style:style style:name="T14" style:family="text">
      <style:text-properties fo:font-variant="normal" fo:text-transform="none" fo:color="#000000" fo:letter-spacing="normal" fo:font-style="normal" fo:font-weight="normal" officeooo:rsid="004ec8e3"/>
    </style:style>
    <style:style style:name="T15" style:family="text">
      <style:text-properties fo:font-variant="normal" fo:text-transform="none" fo:color="#000000" fo:letter-spacing="normal" fo:font-style="normal" fo:font-weight="normal" officeooo:rsid="008245a5"/>
    </style:style>
    <style:style style:name="T16" style:family="text">
      <style:text-properties fo:font-variant="normal" fo:text-transform="none" fo:color="#000000" fo:letter-spacing="normal" fo:font-style="normal" fo:font-weight="normal" officeooo:rsid="008353f2"/>
    </style:style>
    <style:style style:name="T17" style:family="text">
      <style:text-properties fo:font-variant="normal" fo:text-transform="none" fo:color="#000000" fo:letter-spacing="normal" fo:font-style="normal" fo:font-weight="normal" officeooo:rsid="0048d04b"/>
    </style:style>
    <style:style style:name="T18" style:family="text">
      <style:text-properties fo:font-variant="normal" fo:text-transform="none" fo:color="#000000" fo:letter-spacing="normal" fo:font-style="normal" fo:font-weight="normal" officeooo:rsid="0064dcdd"/>
    </style:style>
    <style:style style:name="T19" style:family="text">
      <style:text-properties fo:font-variant="normal" fo:text-transform="none" fo:color="#000000" fo:letter-spacing="normal" fo:font-style="normal" fo:font-weight="normal" officeooo:rsid="0048f232"/>
    </style:style>
    <style:style style:name="T20" style:family="text">
      <style:text-properties fo:font-variant="normal" fo:text-transform="none" fo:color="#000000" fo:letter-spacing="normal" fo:font-style="normal" fo:font-weight="bold" officeooo:rsid="005835d3" style:font-weight-asian="bold" style:font-weight-complex="bold"/>
    </style:style>
    <style:style style:name="T21" style:family="text">
      <style:text-properties fo:font-variant="normal" fo:text-transform="none" fo:color="#000000" fo:letter-spacing="normal" fo:font-style="normal" fo:font-weight="bold" officeooo:rsid="0060ba98" style:font-weight-asian="bold" style:font-weight-complex="bold"/>
    </style:style>
    <style:style style:name="T22" style:family="text">
      <style:text-properties fo:font-variant="normal" fo:text-transform="none" fo:color="#000000" fo:letter-spacing="normal" officeooo:rsid="00abb964"/>
    </style:style>
    <style:style style:name="T23" style:family="text">
      <style:text-properties fo:font-variant="normal" fo:text-transform="none" style:font-name="monospace" fo:font-size="9.75pt" fo:letter-spacing="normal"/>
    </style:style>
    <style:style style:name="T24" style:family="text">
      <style:text-properties fo:font-variant="normal" fo:text-transform="none" style:font-name="monospace" fo:font-size="9.75pt" fo:letter-spacing="normal" fo:font-style="normal" fo:font-weight="normal"/>
    </style:style>
    <style:style style:name="T25" style:family="text">
      <style:text-properties fo:font-variant="normal" fo:text-transform="none" style:font-name="monospace" fo:font-size="9.75pt" fo:letter-spacing="normal" fo:font-style="normal" officeooo:rsid="00ab1de1"/>
    </style:style>
    <style:style style:name="T26" style:family="text">
      <style:text-properties fo:font-variant="normal" fo:text-transform="none" style:font-name="monospace" fo:font-size="9.75pt" fo:letter-spacing="normal" fo:font-weight="bold" officeooo:rsid="00a515b5" style:font-weight-asian="bold" style:font-weight-complex="bold"/>
    </style:style>
    <style:style style:name="T27" style:family="text">
      <style:text-properties fo:font-variant="normal" fo:text-transform="none" style:font-name="monospace" fo:font-size="9.75pt" fo:letter-spacing="normal" fo:font-weight="bold" officeooo:rsid="00a6fbf4" style:font-weight-asian="bold" style:font-weight-complex="bold"/>
    </style:style>
    <style:style style:name="T28" style:family="text">
      <style:text-properties fo:font-variant="normal" fo:text-transform="none" style:font-name="monospace" fo:font-size="9.75pt" fo:letter-spacing="normal" fo:font-weight="bold" officeooo:rsid="00a7b840" style:font-weight-asian="bold" style:font-weight-complex="bold"/>
    </style:style>
    <style:style style:name="T29" style:family="text">
      <style:text-properties fo:font-variant="normal" fo:text-transform="none" style:font-name="monospace" fo:font-size="9.75pt" fo:letter-spacing="normal" fo:font-weight="normal"/>
    </style:style>
    <style:style style:name="T30" style:family="text">
      <style:text-properties fo:font-variant="normal" fo:text-transform="none" fo:letter-spacing="normal"/>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letter-spacing="normal" fo:font-style="normal" fo:font-weight="normal" officeooo:rsid="008245a5"/>
    </style:style>
    <style:style style:name="T33" style:family="text">
      <style:text-properties fo:font-variant="normal" fo:text-transform="none" fo:letter-spacing="normal" fo:font-weight="normal" style:font-weight-asian="normal" style:font-weight-complex="normal"/>
    </style:style>
    <style:style style:name="T34" style:family="text">
      <style:text-properties fo:font-variant="normal" fo:text-transform="none" fo:letter-spacing="normal" fo:font-weight="normal" officeooo:rsid="00a37fd0" style:font-weight-asian="normal" style:font-weight-complex="normal"/>
    </style:style>
    <style:style style:name="T35" style:family="text">
      <style:text-properties fo:font-variant="normal" fo:text-transform="none" fo:letter-spacing="normal" officeooo:rsid="00a37fd0"/>
    </style:style>
    <style:style style:name="T36" style:family="text">
      <style:text-properties fo:font-variant="normal" fo:text-transform="none" fo:letter-spacing="normal" officeooo:rsid="00abb964"/>
    </style:style>
    <style:style style:name="T37" style:family="text">
      <style:text-properties officeooo:rsid="0048d04b"/>
    </style:style>
    <style:style style:name="T38" style:family="text">
      <style:text-properties officeooo:rsid="0048f232"/>
    </style:style>
    <style:style style:name="T39" style:family="text">
      <style:text-properties officeooo:rsid="005b9c5e"/>
    </style:style>
    <style:style style:name="T40" style:family="text">
      <style:text-properties fo:font-style="italic" style:font-style-asian="italic" style:font-style-complex="italic"/>
    </style:style>
    <style:style style:name="T41" style:family="text">
      <style:text-properties fo:font-style="italic" officeooo:rsid="006a345e" style:font-style-asian="italic" style:font-style-complex="italic"/>
    </style:style>
    <style:style style:name="T42" style:family="text">
      <style:text-properties officeooo:rsid="006a345e"/>
    </style:style>
    <style:style style:name="T43" style:family="text">
      <style:text-properties officeooo:rsid="006bdb05"/>
    </style:style>
    <style:style style:name="T44" style:family="text">
      <style:text-properties officeooo:rsid="00706d3a"/>
    </style:style>
    <style:style style:name="T45" style:family="text">
      <style:text-properties officeooo:rsid="00753656"/>
    </style:style>
    <style:style style:name="T46" style:family="text">
      <style:text-properties officeooo:rsid="0077f6d7"/>
    </style:style>
    <style:style style:name="T47" style:family="text">
      <style:text-properties officeooo:rsid="007aa72d"/>
    </style:style>
    <style:style style:name="T48" style:family="text">
      <style:text-properties officeooo:rsid="007c86ab"/>
    </style:style>
    <style:style style:name="T49" style:family="text">
      <style:text-properties officeooo:rsid="007f503c"/>
    </style:style>
    <style:style style:name="T50" style:family="text">
      <style:text-properties fo:color="#ff3333"/>
    </style:style>
    <style:style style:name="T51" style:family="text">
      <style:text-properties officeooo:rsid="008353f2"/>
    </style:style>
    <style:style style:name="T52" style:family="text">
      <style:text-properties officeooo:rsid="008516f7"/>
    </style:style>
    <style:style style:name="T53" style:family="text">
      <style:text-properties officeooo:rsid="0088cc43"/>
    </style:style>
    <style:style style:name="T54" style:family="text">
      <style:text-properties officeooo:rsid="0089dd12"/>
    </style:style>
    <style:style style:name="T55" style:family="text">
      <style:text-properties style:use-window-font-color="true" officeooo:rsid="005b9c5e" fo:background-color="transparent" loext:char-shading-value="0"/>
    </style:style>
    <style:style style:name="T56" style:family="text">
      <style:text-properties officeooo:rsid="008b1dc6"/>
    </style:style>
    <style:style style:name="T57" style:family="text">
      <style:text-properties style:font-name="Calibri"/>
    </style:style>
    <style:style style:name="T58" style:family="text">
      <style:text-properties fo:font-weight="bold"/>
    </style:style>
    <style:style style:name="T59" style:family="text">
      <style:text-properties fo:font-weight="bold" officeooo:rsid="0090edd8" style:font-weight-asian="bold" style:font-weight-complex="bold"/>
    </style:style>
    <style:style style:name="T60" style:family="text">
      <style:text-properties fo:font-weight="bold" officeooo:rsid="009da469" style:font-weight-asian="bold" style:font-weight-complex="bold"/>
    </style:style>
    <style:style style:name="T61" style:family="text">
      <style:text-properties fo:font-weight="bold" officeooo:rsid="009e8835" style:font-weight-asian="bold" style:font-weight-complex="bold"/>
    </style:style>
    <style:style style:name="T62" style:family="text">
      <style:text-properties officeooo:rsid="009415fa"/>
    </style:style>
    <style:style style:name="T63" style:family="text">
      <style:text-properties style:text-position="super 58%" officeooo:rsid="009415fa"/>
    </style:style>
    <style:style style:name="T64" style:family="text">
      <style:text-properties officeooo:rsid="009c2195"/>
    </style:style>
    <style:style style:name="T65" style:family="text">
      <style:text-properties officeooo:rsid="009f2141"/>
    </style:style>
    <style:style style:name="T66" style:family="text">
      <style:text-properties officeooo:rsid="00a0e016"/>
    </style:style>
    <style:style style:name="T67" style:family="text">
      <style:text-properties officeooo:rsid="00a19570"/>
    </style:style>
    <style:style style:name="T68" style:family="text">
      <style:text-properties officeooo:rsid="00ae8498"/>
    </style:style>
    <style:style style:name="T69" style:family="text">
      <style:text-properties officeooo:rsid="00aeaa47"/>
    </style:style>
    <style:style style:name="T70" style:family="text">
      <style:text-properties officeooo:rsid="00af88d0"/>
    </style:style>
    <style:style style:name="T71" style:family="text">
      <style:text-properties officeooo:rsid="00b0e199"/>
    </style:style>
    <style:style style:name="T72" style:family="text">
      <style:text-properties officeooo:rsid="00b14324"/>
    </style:style>
    <style:style style:name="T73" style:family="text">
      <style:text-properties officeooo:rsid="00b2e624"/>
    </style:style>
    <style:style style:name="T74" style:family="text">
      <style:text-properties style:font-name="Liberation Serif" fo:font-size="12pt" officeooo:rsid="00b14324" style:font-size-asian="12pt" style:font-weight-asian="bold" style:font-size-complex="12pt"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Specification" table:style-name="Specification">
        <table:table-column table:style-name="Specification.A"/>
        <table:table-column table:style-name="Specification.B"/>
        <table:table-column table:style-name="Specification.C"/>
        <table:table-row>
          <table:table-cell table:style-name="Specification.A1" office:value-type="string">
            <text:p text:style-name="P67">S/No</text:p>
          </table:table-cell>
          <table:table-cell table:style-name="Specification.A1" office:value-type="string">
            <text:p text:style-name="P66"><text:s/><text:span text:style-name="T1">Requirement</text:span></text:p>
          </table:table-cell>
          <table:table-cell table:style-name="Specification.C1" office:value-type="string">
            <text:p text:style-name="P67">Comment</text:p>
          </table:table-cell>
        </table:table-row>
        <table:table-row>
          <table:table-cell table:style-name="Specification.A2" office:value-type="string">
            <text:p text:style-name="P37"/>
            <text:p text:style-name="P37">1</text:p>
          </table:table-cell>
          <table:table-cell table:style-name="Specification.A2" office:value-type="string">
            <text:p text:style-name="P38"/>
            <text:p text:style-name="P38">Input is XML Document created with Abby OCR Software</text:p>
            <text:p text:style-name="P38"/>
          </table:table-cell>
          <table:table-cell table:style-name="Specification.C2" office:value-type="string">
            <text:p text:style-name="P39"/>
            <text:p text:style-name="P39">Done</text:p>
          </table:table-cell>
        </table:table-row>
        <table:table-row>
          <table:table-cell table:style-name="Specification.A2" office:value-type="string">
            <text:p text:style-name="P40"/>
            <text:p text:style-name="P40">2</text:p>
          </table:table-cell>
          <table:table-cell table:style-name="Specification.A2" office:value-type="string">
            <text:p text:style-name="P41"/>
            <text:p text:style-name="P41">Output is Docx document that can be used in assistive technology. <text:span text:style-name="T2">If input file 12345.xml, output is 12345.docx</text:span></text:p>
            <text:p text:style-name="P41"/>
          </table:table-cell>
          <table:table-cell table:style-name="Specification.C2" office:value-type="string">
            <text:p text:style-name="P39"/>
            <text:p text:style-name="P39">Done</text:p>
            <text:p text:style-name="P39"/>
            <text:p text:style-name="P42">ABBY Command is as follows;</text:p>
            <text:p text:style-name="P70"><text:span text:style-name="T72">1) </text:span>abbyyocr11 -fm -if scan1.pdf -f XML -xcf -of result2.xml</text:p>
            <text:p text:style-name="P119"><text:span text:style-name="T74">2) </text:span><text:bookmark text:name="yui_3_16_0_ym19_1_1476895494005_3891"/><text:bookmark text:name="yui_3_16_0_ym19_1_1476895494005_3890"/>abbyyocr11 -fm -if scan1.pdf -f XML -xcf -xcam Extended -of result2.xml</text:p>
            <text:p text:style-name="P42"/>
          </table:table-cell>
        </table:table-row>
        <table:table-row table:style-name="Specification.4">
          <table:table-cell table:style-name="Specification.A4" office:value-type="string">
            <text:p text:style-name="P43"/>
            <text:p text:style-name="P45">3</text:p>
          </table:table-cell>
          <table:table-cell table:style-name="Specification.B4" office:value-type="string">
            <text:p text:style-name="P44"/>
            <text:p text:style-name="P44">Identify the structural elements of the ABBY XML, create a new XML that copies the input ABBY XML, and adds t<text:span text:style-name="T45">ags/attributes that can be later recognised by the XML2Word.py program.</text:span></text:p>
            <text:p text:style-name="P46">The main elements to be identified are;</text:p>
            <text:p text:style-name="P46"/>
            <text:list xml:id="list617139380262502171" text:style-name="L1">
              <text:list-item>
                <text:p text:style-name="P101">Chapter <text:span text:style-name="T47">Heading</text:span></text:p>
              </text:list-item>
              <text:list-item>
                <text:p text:style-name="P102">Running Head (Header)</text:p>
              </text:list-item>
              <text:list-item>
                <text:p text:style-name="P104">Page Number</text:p>
              </text:list-item>
              <text:list-item>
                <text:p text:style-name="P106">Book Title</text:p>
              </text:list-item>
            </text:list>
            <text:p text:style-name="P47"/>
            <text:p text:style-name="P48">Once identified, the elements will be tagged with the <text:span text:style-name="T49">appropriate </text:span>Seeing Ear style. <text:span text:style-name="T50">List of styles to be provided.</text:span></text:p>
            <text:p text:style-name="P96"/>
          </table:table-cell>
          <table:table-cell table:style-name="Specification.C4" office:value-type="string">
            <text:p text:style-name="P33"/>
            <text:p text:style-name="P98">Page Numbering Identified – <text:span text:style-name="T48">but needs to be improved</text:span>.</text:p>
            <text:p text:style-name="P99">B<text:span text:style-name="T46">old </text:span>I<text:span text:style-name="T46">talics and </text:span>U<text:span text:style-name="T46">nderlined font can now be </text:span>identified, <text:span text:style-name="T47">and these font characteristics will be used in identifying the structural element.</text:span></text:p>
            <text:p text:style-name="P49"/>
          </table:table-cell>
        </table:table-row>
        <table:table-row table:style-name="Specification.4">
          <table:table-cell table:style-name="Specification.A5" office:value-type="string">
            <text:p text:style-name="P43"/>
            <text:p text:style-name="P45">4</text:p>
            <text:p text:style-name="P50"/>
          </table:table-cell>
          <table:table-cell table:style-name="Specification.B5" office:value-type="string">
            <text:p text:style-name="P43"/>
            <text:p text:style-name="P51">Using the XML generated above <text:span text:style-name="T4">(e.g. 12345_0.xml)</text:span> as input, create a new Docx <text:soft-page-break/><text:span text:style-name="T3">document in line with the Seeing Ear standard. The new document should;</text:span></text:p>
            <text:list xml:id="list4373726270659492474" text:style-name="L2">
              <text:list-item>
                <text:p text:style-name="P108"><text:span text:style-name="T53">Capture and </text:span>the structural elements <text:span text:style-name="T53">identified in Requirement 3 above</text:span></text:p>
              </text:list-item>
              <text:list-item>
                <text:p text:style-name="P109">Capture all styles</text:p>
                <text:p text:style-name="P109"/>
              </text:list-item>
            </text:list>
          </table:table-cell>
          <table:table-cell table:style-name="Specification.C5" office:value-type="string">
            <text:p text:style-name="P33"/>
            <text:p text:style-name="P52">Page Numbering Identified.</text:p>
            <text:p text:style-name="P52">Footer and Header Ongoing</text:p>
            <text:p text:style-name="P53"><text:soft-page-break/>All styles, font size and types currently replicated in docx. <text:span text:style-name="T53">Seeing Ear standard to be provided and used for this requirement.</text:span> </text:p>
            <text:p text:style-name="P71"/>
            <text:p text:style-name="P71"/>
            <text:p text:style-name="P71"/>
            <text:p text:style-name="P71"/>
            <text:p text:style-name="P71"/>
          </table:table-cell>
        </table:table-row>
        <table:table-row table:style-name="Specification.4">
          <table:table-cell table:style-name="Specification.A6" office:value-type="string">
            <text:p text:style-name="P54">5</text:p>
          </table:table-cell>
          <table:table-cell table:style-name="Specification.B6" office:value-type="string">
            <text:p text:style-name="P55">Autocorrect for errors in page, section numbering while converting from XML to DOCX. </text:p>
            <text:p text:style-name="P56">For page numbering the following error should be detected;</text:p>
            <text:list xml:id="list4237750641901157498" text:style-name="L3">
              <text:list-item>
                <text:p text:style-name="P110">S4 instead of 54</text:p>
              </text:list-item>
              <text:list-item>
                <text:p text:style-name="P110">31 32 33 659, 35</text:p>
              </text:list-item>
              <text:list-item>
                <text:p text:style-name="P110">missed page not scanned</text:p>
              </text:list-item>
              <text:list-item>
                <text:p text:style-name="P110">a page scanned twice </text:p>
              </text:list-item>
            </text:list>
          </table:table-cell>
          <table:table-cell table:style-name="Specification.C6" office:value-type="string">
            <text:p text:style-name="P35">NOT STARTED</text:p>
            <text:p text:style-name="P35"/>
            <text:p text:style-name="P57"><text:span text:style-name="T56">Will be </text:span>started after page numbering testing</text:p>
          </table:table-cell>
        </table:table-row>
        <table:table-row>
          <table:table-cell table:style-name="Specification.A7" office:value-type="string">
            <text:p text:style-name="P54">6</text:p>
          </table:table-cell>
          <table:table-cell table:style-name="Specification.A7" office:value-type="string">
            <text:p text:style-name="P58">The software should identify both inline and block styles and label them accordingly</text:p>
          </table:table-cell>
          <table:table-cell table:style-name="Specification.C7" office:value-type="string">
            <text:p text:style-name="P100">Inline and Block styles identified and currently demonstrated by replicating the original format in the created docx <text:span text:style-name="T39">file. </text:span><text:span text:style-name="T55">Further work on identifying emphasis in speech, stage direction, etc.</text:span></text:p>
            <text:p text:style-name="P72"/>
          </table:table-cell>
        </table:table-row>
        <table:table-row>
          <table:table-cell table:style-name="Specification.A8" office:value-type="string">
            <text:p text:style-name="P59"/>
            <text:p text:style-name="P60">7</text:p>
          </table:table-cell>
          <table:table-cell table:style-name="Specification.A8" office:value-type="string">
            <text:p text:style-name="P22"/>
            <text:p text:style-name="P23">XMLstyles.py  </text:p>
            <text:p text:style-name="P61"><text:span text:style-name="T12">This will p</text:span><text:span text:style-name="T13">re-process</text:span><text:span text:style-name="T14">es</text:span><text:span text:style-name="T13"> the AbbyyXML and output an 'enhanced' XML. </text:span><text:span text:style-name="T12">The enhancements will add </text:span><text:span text:style-name="T15">attributes to the </text:span><text:span text:style-name="T16">text </text:span><text:span text:style-name="T15">item. E.g. add “PAGENUMBER</text:span><text:span text:style-name="T16">=True</text:span><text:span text:style-name="T15">” to the attribute to indicate that the text is a detected page numbering. E.g. </text:span></text:p>
            <text:p text:style-name="P61"/>
            <text:p text:style-name="P61"><text:span text:style-name="T31">&lt;formatting lang="EnglishUnitedStates" ff="Liberation Serif" fs="10" bold="1" color="3684408" IN</text:span><text:soft-page-break/><text:span text:style-name="T31">LINE="False" </text:span><text:span text:style-name="T32">PAGENUMBER=”TRUE”</text:span><text:span text:style-name="T31">&gt;</text:span><text:span text:style-name="T11">3</text:span><text:span text:style-name="T31">&lt;/formatting&gt;</text:span></text:p>
            <text:p text:style-name="P61"/>
            <text:p text:style-name="P62"/>
            <text:p text:style-name="P30">PAGENUMBER=”TRUE” shows that the text “3” is a detected page number</text:p>
            <text:p text:style-name="P61"/>
            <text:p text:style-name="P60">The attributes to be added are;</text:p>
            <text:list xml:id="list7107672163223483909" text:style-name="L4">
              <text:list-item>
                <text:p text:style-name="P111">page numbers</text:p>
              </text:list-item>
              <text:list-item>
                <text:p text:style-name="P111">Inline style changes</text:p>
              </text:list-item>
              <text:list-item>
                <text:p text:style-name="P103">Chapter <text:span text:style-name="T47">Heading</text:span></text:p>
              </text:list-item>
              <text:list-item>
                <text:p text:style-name="P103">Running Head (Header)</text:p>
              </text:list-item>
              <text:list-item>
                <text:p text:style-name="P105">Page Number</text:p>
              </text:list-item>
              <text:list-item>
                <text:p text:style-name="P107">Book Title</text:p>
              </text:list-item>
            </text:list>
            <text:p text:style-name="P61"/>
            <text:p text:style-name="P26"/>
          </table:table-cell>
          <table:table-cell table:style-name="Specification.C8" office:value-type="string">
            <text:p text:style-name="P35"/>
            <text:p text:style-name="P63">The following enhancement attributes have been added to the original Abby XML file;</text:p>
            <text:list xml:id="list24108875609752962" text:style-name="L5">
              <text:list-item>
                <text:p text:style-name="P116">NUMBEROFPAGES</text:p>
              </text:list-item>
              <text:list-item>
                <text:p text:style-name="P116">PAGENUMBERINGLOCATION</text:p>
              </text:list-item>
              <text:list-item>
                <text:p text:style-name="P116">PAGENUMBERINDEX</text:p>
              </text:list-item>
              <text:list-item>
                <text:p text:style-name="P116">PAGENUMBERSCANNED</text:p>
              </text:list-item>
              <text:list-item>
                <text:p text:style-name="P112"><text:span text:style-name="T20">I</text:span><text:span text:style-name="T21">NLINE</text:span></text:p>
              </text:list-item>
            </text:list>
            <text:p text:style-name="P68"/>
            <text:p text:style-name="P29">The following can already be detected on the xml file;</text:p>
            <text:list xml:id="list5552973587413446615" text:style-name="L6">
              <text:list-item>
                <text:p text:style-name="P117">B<text:span text:style-name="T54">old </text:span>I<text:span text:style-name="T54">talic </text:span>U<text:span text:style-name="T54">nderline</text:span> Styles</text:p>
              </text:list-item>
              <text:list-item>
                <text:p text:style-name="P117">Font type</text:p>
              </text:list-item>
              <text:list-item>
                <text:p text:style-name="P117">Font size</text:p>
              </text:list-item>
              <text:list-item>
                <text:p text:style-name="P118"><text:soft-page-break/>Font Colour</text:p>
              </text:list-item>
              <text:list-item>
                <text:p text:style-name="P117">Line spacing</text:p>
              </text:list-item>
              <text:list-item>
                <text:p text:style-name="P117">New paragraph</text:p>
              </text:list-item>
            </text:list>
            <text:p text:style-name="P29"/>
            <text:p text:style-name="P29"/>
            <text:p text:style-name="P28"/>
          </table:table-cell>
        </table:table-row>
        <table:table-row>
          <table:table-cell table:style-name="Specification.A2" office:value-type="string">
            <text:p text:style-name="P59"/>
            <text:p text:style-name="P60">8</text:p>
          </table:table-cell>
          <table:table-cell table:style-name="Specification.A2" office:value-type="string">
            <text:p text:style-name="P24"/>
            <text:p text:style-name="P24">X<text:span text:style-name="T37">M</text:span>L2Word.<text:span text:style-name="T5">py</text:span> </text:p>
            <text:list xml:id="list4698273560440618380" text:style-name="L7">
              <text:list-item>
                <text:p text:style-name="P113"><text:span text:style-name="T13">take </text:span><text:span text:style-name="T17">an enhanced </text:span><text:span text:style-name="T13">XML file and convert to Word - columns, footnotes etc </text:span><text:span text:style-name="T18">to be tested </text:span><text:span text:style-name="T13">later. </text:span></text:p>
              </text:list-item>
              <text:list-item>
                <text:p text:style-name="P113"><text:span text:style-name="T18">Should accept Abby XML files that have been enhanced </text:span><text:span text:style-name="T13">and deal with any enhancements it understands and ignore any it does not.</text:span></text:p>
              </text:list-item>
              <text:list-item>
                <text:p text:style-name="P114"><text:span text:style-name="T13">S</text:span><text:span text:style-name="T11">hould not transfer the Bold Italic Underline Interface – rather it should use Seeing Ear standard</text:span></text:p>
              </text:list-item>
            </text:list>
          </table:table-cell>
          <table:table-cell table:style-name="Specification.C2" office:value-type="string">
            <text:p text:style-name="P35"/>
            <text:p text:style-name="P64">All the enhanced attributes above are understood and used by the XML2Word.py <text:span text:style-name="T44">script</text:span></text:p>
            <text:p text:style-name="P64"/>
            <text:p text:style-name="P64"/>
            <text:p text:style-name="P73"/>
          </table:table-cell>
        </table:table-row>
        <table:table-row>
          <table:table-cell table:style-name="Specification.A2" office:value-type="string">
            <text:p text:style-name="P60">9</text:p>
          </table:table-cell>
          <table:table-cell table:style-name="Specification.A2" office:value-type="string">
            <text:p text:style-name="P25"><text:span text:style-name="T38">Add</text:span> 2 parameters to <text:span text:style-name="T38">the </text:span>programs <text:span text:style-name="T38">when called on the command line</text:span> </text:p>
            <text:list xml:id="list7505682059376301014" text:style-name="L8">
              <text:list-item>
                <text:p text:style-name="P115"><text:span text:style-name="T13">an input file name as first parameter </text:span><text:span text:style-name="T19">or parameter 0</text:span></text:p>
              </text:list-item>
              <text:list-item>
                <text:p text:style-name="P115"><text:soft-page-break/><text:span text:style-name="T13">an output file name as the second </text:span><text:span text:style-name="T19">or parameter 1</text:span><text:span text:style-name="T13"> when called on the command line</text:span></text:p>
              </text:list-item>
              <text:list-item>
                <text:p text:style-name="P115"><text:span text:style-name="T19">O</text:span><text:span text:style-name="T13">ther parameters then they should be after the </text:span><text:span text:style-name="T19">above parameters</text:span><text:span text:style-name="T13">. </text:span></text:p>
              </text:list-item>
            </text:list>
          </table:table-cell>
          <table:table-cell table:style-name="Specification.C2" office:value-type="string">
            <text:p text:style-name="P76">Two parameters added for the input and output files as suggested above.</text:p>
            <text:p text:style-name="P77"/>
            <text:p text:style-name="P78">To run the XMLstyles.py, use the command;</text:p>
            <text:p text:style-name="P69"><text:span text:style-name="T40">python3 XMLStyles.py </text:span><text:span text:style-name="T41">input</text:span><text:span text:style-name="T40">.xml </text:span><text:span text:style-name="T41">output1</text:span><text:span text:style-name="T40">.xml</text:span></text:p>
            <text:p text:style-name="P78"><text:soft-page-break/><text:span text:style-name="T42">input</text:span>.xml is the ABBY XML <text:span text:style-name="T42">file</text:span> before enhancement</text:p>
            <text:p text:style-name="P78"><text:span text:style-name="T42">output1</text:span>.xml is the <text:span text:style-name="T42">XML </text:span>output <text:span text:style-name="T42">of the program </text:span>with enhancements</text:p>
            <text:p text:style-name="P78"/>
            <text:p text:style-name="P79">To run the XML<text:span text:style-name="T42">2Word</text:span>.py, use the command;</text:p>
            <text:p text:style-name="P80">python3 XML2Word.py <text:span text:style-name="T42">output1</text:span>.xml <text:span text:style-name="T42">output2</text:span>.docx</text:p>
            <text:p text:style-name="P65">output1.xml is the enhanced XML file from the previous commanded</text:p>
            <text:p text:style-name="P65">output2.docx is the created word document</text:p>
            <text:p text:style-name="P65"/>
            <text:p text:style-name="P65">NOTE:</text:p>
            <text:p text:style-name="P65">The program <text:span text:style-name="T43">currently </text:span>allows the xml and file names to be specified without the docx and .xml extensions as well, but not recommended to be so specified.</text:p>
            <text:p text:style-name="P74"/>
          </table:table-cell>
        </table:table-row>
        <table:table-row>
          <table:table-cell table:style-name="Specification.A11" office:value-type="string">
            <text:p text:style-name="P34"/>
            <text:p text:style-name="P34">1<text:span text:style-name="T51">0</text:span></text:p>
          </table:table-cell>
          <table:table-cell table:style-name="Specification.A11" office:value-type="string">
            <text:p text:style-name="P22"/>
            <text:p text:style-name="P27">Develop a PDFstyles.py to use in extracting the structural elements e.g. headings, etc from a pdf file. This can then be merged with the output of AbbyOCR XML file before being enhanced.</text:p>
            <text:p text:style-name="P22"/>
            <text:p text:style-name="P22"/>
            <text:p text:style-name="P22"/>
          </table:table-cell>
          <table:table-cell table:style-name="Specification.C11" office:value-type="string">
            <text:p text:style-name="P35"/>
            <text:p text:style-name="P36">NOT STARTED</text:p>
            <text:p text:style-name="P75"/>
            <text:p text:style-name="P4"> <text:span text:style-name="T52">This will be downstream of the previous requirements.</text:span></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20">S/No</text:p>
          </table:table-cell>
          <table:table-cell table:style-name="Table1.A1" office:value-type="string">
            <text:p text:style-name="P21"><text:span text:style-name="T71">STRUCTURAL </text:span>ELEMENT</text:p>
          </table:table-cell>
          <table:table-cell table:style-name="Table1.A1" office:value-type="string">
            <text:p text:style-name="P21">REQUIREMENT</text:p>
          </table:table-cell>
          <table:table-cell table:style-name="Table1.D1" office:value-type="string">
            <text:p text:style-name="Table_20_Contents"><text:s/><text:span text:style-name="T61">APPLICABLE XML TAG, </text:span><text:span text:style-name="T59">ATTRIBUTE NAME </text:span><text:span text:style-name="T60">AND EXAMPLE</text:span></text:p>
          </table:table-cell>
        </table:table-row>
        <table:table-row>
          <table:table-cell table:style-name="Table1.A2" office:value-type="string">
            <text:p text:style-name="P83">1</text:p>
          </table:table-cell>
          <table:table-cell table:style-name="Table1.A2" office:value-type="string">
            <text:p text:style-name="P84">Running Head<text:span text:style-name="T64">s</text:span></text:p>
          </table:table-cell>
          <table:table-cell table:style-name="Table1.A2" office:value-type="string">
            <text:p text:style-name="P85">Detect, <text:span text:style-name="T65">indicate</text:span> <text:span text:style-name="T67">on enhanced XML file</text:span> and remove from <text:span text:style-name="T67">pages</text:span> <text:span text:style-name="T66">D</text:span>ocx.</text:p>
          </table:table-cell>
          <table:table-cell table:style-name="Table1.D2" office:value-type="string">
            <text:p text:style-name="P11"><text:span text:style-name="T23">&lt;formatting lang="EnglishUnitedStates" ff="Liberation Serif" fs="10.5" color="3684408" INLINE="False" </text:span><text:span text:style-name="T26">RUNHEAD=”TRUE”</text:span><text:span text:style-name="T23"> &gt;</text:span><text:span text:style-name="T8">THE QUIET AMERICAN</text:span><text:span text:style-name="T23">&lt;/formatting&gt;</text:span></text:p>
            <text:p text:style-name="P11"/>
            <text:p text:style-name="P11"/>
            <text:p text:style-name="P15"/>
          </table:table-cell>
        </table:table-row>
        <table:table-row>
          <table:table-cell table:style-name="Table1.A2" office:value-type="string">
            <text:p text:style-name="P84">2</text:p>
          </table:table-cell>
          <table:table-cell table:style-name="Table1.A2" office:value-type="string">
            <text:p text:style-name="P84">Book Title</text:p>
          </table:table-cell>
          <table:table-cell table:style-name="Table1.A2" office:value-type="string">
            <text:p text:style-name="P84">Detect, <text:span text:style-name="T65">indicate</text:span> on <text:span text:style-name="T65">enhanced </text:span>XML <text:span text:style-name="T62">so it can be shown on 2</text:span><text:span text:style-name="T63">nd</text:span><text:span text:style-name="T62"> page of Docx.</text:span></text:p>
          </table:table-cell>
          <table:table-cell table:style-name="Table1.D2" office:value-type="string">
            <text:p text:style-name="P11"><text:span text:style-name="T23">&lt;formatting lang="EnglishUnitedStates" ff="Liberation Serif" fs="10.5" color="3684408" INLINE="False" </text:span><text:span text:style-name="T28">TITLE</text:span><text:span text:style-name="T26">=”TRUE”</text:span><text:span text:style-name="T23"> &gt;</text:span><text:span text:style-name="T8">THE QUIET AMERICAN</text:span><text:span text:style-name="T23">&lt;/formatting&gt;</text:span></text:p>
            <text:p text:style-name="P11"/>
            <text:p text:style-name="P11"/>
            <text:p text:style-name="P15"/>
          </table:table-cell>
        </table:table-row>
        <table:table-row>
          <table:table-cell table:style-name="Table1.A2" office:value-type="string">
            <text:p text:style-name="P84">3</text:p>
          </table:table-cell>
          <table:table-cell table:style-name="Table1.A2" office:value-type="string">
            <text:p text:style-name="P88">Chapter Headings</text:p>
          </table:table-cell>
          <table:table-cell table:style-name="Table1.A2" office:value-type="string">
            <text:p text:style-name="P88"><text:s/><text:span text:style-name="T65">Detect Chapter Headings, indicate on enhanced XML and show on Docx</text:span></text:p>
          </table:table-cell>
          <table:table-cell table:style-name="Table1.D2" office:value-type="string">
            <text:p text:style-name="P12"><text:span text:style-name="T23">&lt;formatting lang="EnglishUnitedStates" ff="Liberation Serif" fs="10.5" color="3684408" INLINE="False" </text:span><text:span text:style-name="T27">CHAPTERHEAD=”TRUE”</text:span><text:span text:style-name="T23"> &gt;</text:span><text:span text:style-name="T28">CHAPTER 4 – NEW DAWN</text:span><text:span text:style-name="T23">&lt;/formatting&gt;</text:span></text:p>
            <text:p text:style-name="P12"/>
            <text:p text:style-name="P12"/>
            <text:p text:style-name="P16"/>
          </table:table-cell>
        </table:table-row>
        <table:table-row>
          <table:table-cell table:style-name="Table1.A2" office:value-type="string">
            <text:p text:style-name="P87">4</text:p>
          </table:table-cell>
          <table:table-cell table:style-name="Table1.A2" office:value-type="string">
            <text:p text:style-name="P90">Chapter Number</text:p>
          </table:table-cell>
          <table:table-cell table:style-name="Table1.A2" office:value-type="string">
            <text:p text:style-name="P97">Detect Chapter Numbers, indicate on enhanced XML and show on Docx</text:p>
          </table:table-cell>
          <table:table-cell table:style-name="Table1.D2" office:value-type="string">
            <text:p text:style-name="P13"><text:span text:style-name="T23">&lt;formatting lang="EnglishUnitedStates" ff="Liberation Serif" fs="10.5" color="3684408" INLINE="False" </text:span><text:span text:style-name="T27">CHAPTER</text:span><text:span text:style-name="T28">NUMBER</text:span><text:span text:style-name="T27">=”TRUE”</text:span><text:span text:style-name="T23"> &gt;</text:span><text:span text:style-name="T9">4</text:span><text:span text:style-name="T23">&lt;/formatting&gt;</text:span></text:p>
            <text:p text:style-name="P13"/>
            <text:p text:style-name="P13"/>
            <text:p text:style-name="P17"/>
          </table:table-cell>
        </table:table-row>
        <table:table-row>
          <table:table-cell table:style-name="Table1.A2" office:value-type="string">
            <text:p text:style-name="P88">5</text:p>
          </table:table-cell>
          <table:table-cell table:style-name="Table1.A2" office:value-type="string">
            <text:p text:style-name="P88">Section Heading</text:p>
          </table:table-cell>
          <table:table-cell table:style-name="Table1.A2" office:value-type="string">
            <text:p text:style-name="P88"><text:span text:style-name="T65">Detect Section Heading, indicate on enhanced XML</text:span> Heading as Heading 1, sub sections as Heading 2, etc. <text:span text:style-name="T67">Also show on Docx</text:span></text:p>
          </table:table-cell>
          <table:table-cell table:style-name="Table1.D2" office:value-type="string">
            <text:p text:style-name="P14"><text:span text:style-name="T29">&lt;formatting lang="EnglishUnitedStates" ff="Liberation Serif" fs="13" bold="1" color="3684408" INLINE="False" </text:span><text:span text:style-name="T28">SECTIONHEAD=”TRUE”</text:span><text:span text:style-name="T29">&gt;</text:span><text:span text:style-name="T8">PART ONE</text:span><text:span text:style-name="T29">&lt;/formatting&gt;</text:span></text:p>
            <text:p text:style-name="P14"/>
            <text:p text:style-name="P14"/>
            <text:p text:style-name="P18"/>
          </table:table-cell>
        </table:table-row>
        <table:table-row>
          <table:table-cell table:style-name="Table1.A2" office:value-type="string">
            <text:p text:style-name="P88">6</text:p>
          </table:table-cell>
          <table:table-cell table:style-name="Table1.A2" office:value-type="string">
            <text:p text:style-name="P89">Page Numbers</text:p>
          </table:table-cell>
          <table:table-cell table:style-name="Table1.A2" office:value-type="string">
            <text:p text:style-name="P89">Detect, <text:span text:style-name="T65">indicate</text:span> <text:span text:style-name="T65">on enhanced XML </text:span>and style <text:s/>as PageNum, <text:span text:style-name="T65">show on Docx. Note, Roman Numerals use a different attribute</text:span></text:p>
          </table:table-cell>
          <table:table-cell table:style-name="Table1.D2" office:value-type="string">
            <text:p text:style-name="P81"><text:span text:style-name="T30">&lt;</text:span><text:span text:style-name="T33">formatting lang="EnglishUnitedStates" ff="Liberation </text:span><text:span text:style-name="T34">Serif” fs=”10” bold=”1” </text:span><text:span text:style-name="T33">color="3684408" INLINE="False" </text:span><text:span text:style-name="T35">PAGENUMBER=”TRUE”</text:span><text:span text:style-name="T33">&gt;</text:span><text:span text:style-name="T10">3</text:span><text:span text:style-name="T33">&lt;/formatting&gt;</text:span></text:p>
            <text:p text:style-name="P81"/>
            <text:p text:style-name="P82"><text:soft-page-break/><text:span text:style-name="T30">&lt;</text:span><text:span text:style-name="T33">formatting lang="EnglishUnitedStates" ff="Liberation </text:span><text:span text:style-name="T34">Serif” fs=”10” bold=”1” </text:span><text:span text:style-name="T33">color="3684408" INLINE="False" </text:span><text:span text:style-name="T35">PAGENUMBER</text:span><text:span text:style-name="T36">ROMAN</text:span><text:span text:style-name="T35">=”TRUE”</text:span><text:span text:style-name="T33">&gt;</text:span><text:span text:style-name="T22">IV</text:span><text:span text:style-name="T30">&lt;</text:span><text:span text:style-name="T33">/formatting&gt;</text:span></text:p>
            <text:p text:style-name="P32"/>
            <text:p text:style-name="P31"/>
          </table:table-cell>
        </table:table-row>
        <table:table-row>
          <table:table-cell table:style-name="Table1.A2" office:value-type="string">
            <text:p text:style-name="P89">7</text:p>
          </table:table-cell>
          <table:table-cell table:style-name="Table1.A2" office:value-type="string">
            <text:p text:style-name="P84">Left Alignment</text:p>
          </table:table-cell>
          <table:table-cell table:style-name="Table1.A2" office:value-type="string">
            <text:p text:style-name="P86"><text:span text:style-name="T65">Do not indicate on enhanced XML, but s</text:span>et all Paragraphs to left alignment <text:span text:style-name="T65">in the final Docx</text:span></text:p>
          </table:table-cell>
          <table:table-cell table:style-name="Table1.D2" office:value-type="string">
            <text:p text:style-name="P19">N/A</text:p>
          </table:table-cell>
        </table:table-row>
        <table:table-row>
          <table:table-cell table:style-name="Table1.A2" office:value-type="string">
            <text:p text:style-name="P92">8</text:p>
          </table:table-cell>
          <table:table-cell table:style-name="Table1.A2" office:value-type="string">
            <text:p text:style-name="P91">Stage Direction</text:p>
          </table:table-cell>
          <table:table-cell table:style-name="Table1.A2" office:value-type="string">
            <text:p text:style-name="P92">Detect and indicate on enhanced XML. </text:p>
          </table:table-cell>
          <table:table-cell table:style-name="Table1.D2" office:value-type="string">
            <text:p text:style-name="P8"><text:span text:style-name="T24">&lt;formatting lang="EnglishUnitedStates" ff="Liberation Serif" fs="10.5" color="3684408" INLINE="False" </text:span><text:span text:style-name="T25">STAGEDIRECTION=”TRUE”</text:span><text:span text:style-name="T24">&gt;</text:span><text:span text:style-name="T6">All propagated with the best intentions.</text:span><text:span text:style-name="T7">”</text:span><text:span text:style-name="T24">&lt;/formatting&gt;</text:span></text:p>
          </table:table-cell>
        </table:table-row>
        <table:table-row>
          <table:table-cell table:style-name="Table1.A2" office:value-type="string">
            <text:p text:style-name="P93">9</text:p>
          </table:table-cell>
          <table:table-cell table:style-name="Table1.A2" office:value-type="string">
            <text:p text:style-name="P95">Tables</text:p>
          </table:table-cell>
          <table:table-cell table:style-name="Table1.A2" office:value-type="string">
            <text:p text:style-name="P93">Detect Table<text:span text:style-name="T69">s</text:span> <text:span text:style-name="T69">(including Table of </text:span>Contents<text:span text:style-name="T69">)</text:span> and indicate on enhanced XML. </text:p>
          </table:table-cell>
          <table:table-cell table:style-name="Table1.D2" office:value-type="string">
            <text:p text:style-name="P9">To be C<text:span text:style-name="T68">o</text:span>nfirmed- <text:span text:style-name="T68">Need to consider the best method for indicating tables on the XML</text:span></text:p>
          </table:table-cell>
        </table:table-row>
        <table:table-row>
          <table:table-cell table:style-name="Table1.A2" office:value-type="string">
            <text:p text:style-name="P95">10</text:p>
          </table:table-cell>
          <table:table-cell table:style-name="Table1.A2" office:value-type="string">
            <text:p text:style-name="P95">Pictures</text:p>
          </table:table-cell>
          <table:table-cell table:style-name="Table1.A2" office:value-type="string">
            <text:p text:style-name="P94"><text:span text:style-name="T70">This is already detected on the original </text:span>XML. <text:span text:style-name="T70">Needs to be added to Docx</text:span> </text:p>
          </table:table-cell>
          <table:table-cell table:style-name="Table1.D2" office:value-type="string">
            <text:p text:style-name="P7">&lt;block <text:span text:style-name="T58">blockType="Picture"</text:span> blockName="" l="1097" t="2262" r="1300" b="2436"&gt;</text:p>
            <text:section text:style-name="Sect1" text:name="collapsible46">
              <text:p text:style-name="Standard"><text:s text:c="5"/>&lt;region&gt;</text:p>
              <text:p text:style-name="P2"><text:s text:c="10"/>&lt;rect l="1097" t="2262" r="1300" b="2436"/&gt;</text:p>
              <text:p text:style-name="P2"><text:s text:c="3"/>&lt;/region&gt;</text:p>
            </text:section>
            <text:p text:style-name="P6">&lt;/block&gt;</text:p>
            <text:p text:style-name="P10"/>
          </table:table-cell>
        </table:table-row>
        <table:table-row>
          <table:table-cell table:style-name="Table1.A2" office:value-type="string">
            <text:p text:style-name="P95"/>
          </table:table-cell>
          <table:table-cell table:style-name="Table1.A2" office:value-type="string">
            <text:p text:style-name="P95"/>
          </table:table-cell>
          <table:table-cell table:style-name="Table1.A2" office:value-type="string">
            <text:p text:style-name="P94"/>
          </table:table-cell>
          <table:table-cell table:style-name="Table1.D2" office:value-type="string">
            <text:p text:style-name="P7"/>
          </table:table-cell>
        </table:table-row>
      </table:table>
      <text:p text:style-name="P5"/>
      <text:p text:style-name="P5"/>
      <text:p text:style-name="P5"/>
      <text:p text:style-name="P5"/>
      <text:section text:style-name="Sect1" text:name="yui_3_16_0_1_1474316298989_15478">
        <text:p text:style-name="P1"/>
      </text:section>
      <text:section text:style-name="Sect1" text:name="yui_3_16_0_1_1474316298989_15423">
        <text:p text:style-name="Standard"> </text:p>
      </text:section>
      <text:section text:style-name="Sect1" text:name="yui_3_16_0_1_1474316298989_15407">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text:bookmark text:name="yui_3_16_0_1_1474316298989_15406"/>I hope to send the Standard later today (waiting on a staff member who will be in later). Thinking about it yesterday night, I think the next step is not coding but drawing up the interface. Assume XMLstyles is working perfectly and can identify every single element in the Standard. What will it put into the XML file? In other words, you need to specify all the elements in the Standard just as you have done for page number.</text:p>
      </text:section>
      <text:section text:style-name="Sect1" text:name="yui_3_16_0_1_1474316298989_15424">
        <text:p text:style-name="Standard"> </text:p>
      </text:section>
      <text:section text:style-name="Sect1" text:name="yui_3_16_0_1_1474316298989_15422">
        <text:p text:style-name="P1"><text:bookmark text:name="yui_3_16_0_1_1474316298989_15421"/>Then you would need to alter XML2Word to accept these enhancements. We can manually mark-up a few pages of XML to reflect these enhancements to test it out initially.</text:p>
      </text:section>
      <text:section text:style-name="Sect1" text:name="yui_3_16_0_1_1474316298989_15476">
        <text:p text:style-name="Standard"> </text:p>
      </text:section>
      <text:section text:style-name="Sect1" text:name="yui_3_16_0_1_1474316298989_15475">
        <text:p text:style-name="P1"><text:bookmark text:name="yui_3_16_0_1_1474316298989_15502"/>Then the real fun begins in trying to interpret the XML to automatically put in the attributes you have specified!</text:p>
      </text:section>
      <text:section text:style-name="Sect1" text:name="yui_3_16_0_1_1474316298989_15535">
        <text:p text:style-name="Standard"> </text:p>
      </text:section>
      <text:section text:style-name="Sect1" text:name="yui_3_16_0_1_1474316298989_15538">
        <text:p text:style-name="P1"/>
        <text:p text:style-name="P1"/>
        <text:p text:style-name="P1">A couple of thoughts on page numbers and chapters.</text:p>
      </text:section>
      <text:section text:style-name="Sect1" text:name="yui_3_16_0_1_1474316298989_15416">
        <text:p text:style-name="Standard"> </text:p>
      </text:section>
      <text:section text:style-name="Sect1" text:name="yui_3_16_0_1_1474316298989_15408">
        <text:p text:style-name="Standard"><text:bookmark text:name="yui_3_16_0_1_1474316298989_15501"/><text:span text:style-name="T57">Page numbers come in 3 types, mostly. Arabic numbers are used for the most part (1 2 3 etc) but it is commonto have Roman numerals at the beginning of a book ( i ii iii iv v etc) while at the end of a book there is often a compound system such as a set of appendices labelled A</text:span><text:bookmark text:name="yui_3_16_0_1_1474316298989_15489"/><text:span text:style-name="T57">, B C etc with page numbers A-1, A-2 and so on (as in B-1, B-2 and the same for C, Detc).</text:span></text:p>
      </text:section>
      <text:p text:style-name="Standard"> </text:p>
      <text:section text:style-name="Sect1" text:name="yui_3_16_0_1_1474316298989_15520">
        <text:p text:style-name="P1"><text:bookmark text:name="yui_3_16_0_1_1474316298989_15519"/>Page numbers typically appear in 1 of 2 places, at the bottom of the page or at the top, and if at the top may be on the same line as the running head. Book pages, unlike Word pages, don't have Headers but do have elements that may occur at the head of most pages such as page numbers and running heads. EG</text:p>
      </text:section>
      <text:section text:style-name="Sect1" text:name="yui_3_16_0_1_1474316298989_15490">
        <text:p text:style-name="P1">94    Mrs Pepperpot's Day Out</text:p>
      </text:section>
      <text:section text:style-name="Sect1" text:name="yui_3_16_0_1_1474316298989_15410">
        <text:p text:style-name="P1"><text:bookmark text:name="yui_3_16_0_1_1474316298989_15409"/>Mrs Pepperpot's Day Out    95</text:p>
      </text:section>
      <text:section text:style-name="Sect1" text:name="yui_3_16_0_1_1474316298989_15513">
        <text:p text:style-name="P1"><text:bookmark text:name="yui_3_16_0_1_1474316298989_15512"/>would be a typical scenario.</text:p>
      </text:section>
      <text:section text:style-name="Sect1" text:name="yui_3_16_0_1_1474316298989_15539">
        <text:p text:style-name="Standard"> </text:p>
      </text:section>
      <text:section text:style-name="Sect1" text:name="yui_3_16_0_1_1474316298989_15492">
        <text:p text:style-name="P1"><text:bookmark text:name="yui_3_16_0_1_1474316298989_15523"/>Your Interface Specification needs to allow for all of the above and be written in such a way that it can be added to as every book seems to turn up something newer and crazier!</text:p>
      </text:section>
      <text:section text:style-name="Sect1" text:name="yui_3_16_0_1_1474316298989_15415">
        <text:p text:style-name="Standard"> </text:p>
      </text:section>
      <text:section text:style-name="Sect1" text:name="yui_3_16_0_1_1474316298989_15412">
        <text:p text:style-name="P1"><text:bookmark text:name="yui_3_16_0_1_1474316298989_15411"/><text:soft-page-break/>Chapter headings are not simple. We label them as being at a certain level in the book hierarchy. In a simple novel it would be common to have a book title with the book itself split into 20 or more chapters. OK, all level 1 or Heading 1 for chapter styles. But a large novel could be in 3 parts, each with acouple of dozen chapters, which may or may not start from chapter 1 again. Here they would be level 2 headings. What about the Prologue, Epilogue, Author's Notes, blah blah blah? How we dealwith these is all in the Standard so the Interface Spec just needs to follow this and allow for the fact that the Standard is not definitive and could change in the future. I hope it will only be added to but this is very much "blue sky" work - no-one has ever done this before to the best of my knowledge. You are a pioneer, Utibe!</text:p>
      </text:section>
      <text:section text:style-name="Sect1" text:name="yui_3_16_0_1_1474316298989_15526">
        <text:p text:style-name="Standard"> </text:p>
      </text:section>
      <text:section text:style-name="Sect1" text:name="yui_3_16_0_1_1474316298989_15515">
        <text:p text:style-name="P1"><text:bookmark text:name="yui_3_16_0_1_1474316298989_15514"/>Will send on the Standard as soon as I can.</text:p>
      </text:section>
      <text:section text:style-name="Sect1" text:name="yui_3_16_0_1_1474316298989_15491">
        <text:p text:style-name="Standard"> </text:p>
      </text:section>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y </meta:initial-creator>
    <meta:creation-date>2016-07-11T18:56:06.546009873</meta:creation-date>
    <meta:generator>LibreOffice/4.3.3.2$Linux_X86_64 LibreOffice_project/430m0$Build-2</meta:generator>
    <dc:date>2016-10-19T17:49:58.315237708</dc:date>
    <dc:creator>uty </dc:creator>
    <meta:editing-duration>P16DT12H51M6S</meta:editing-duration>
    <meta:editing-cycles>161</meta:editing-cycles>
    <meta:document-statistic meta:table-count="2" meta:image-count="0" meta:object-count="0" meta:page-count="8" meta:paragraph-count="164" meta:word-count="1518" meta:character-count="9358" meta:non-whitespace-character-count="7972"/>
  </office:meta>
</office:document-meta>
</file>